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3.134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cccccc" fo:padding="0.0694in" fo:border="1pt solid #000000">
        <style:background-image/>
      </style:table-cell-properties>
    </style:style>
    <style:style style:name="Table1.A2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padding="0.0694in" fo:border="1pt solid #000000"/>
    </style:style>
    <style:style style:name="Table1.A3" style:family="table-cell">
      <style:table-cell-properties style:vertical-align="" fo:padding="0.0694in" fo:border="1pt solid #000000"/>
    </style:style>
    <style:style style:name="Table1.B3" style:family="table-cell">
      <style:table-cell-properties style:vertical-align="" fo:padding="0.0694in" fo:border="1pt solid #000000"/>
    </style:style>
    <style:style style:name="Table1.A4" style:family="table-cell">
      <style:table-cell-properties style:vertical-align="" fo:padding="0.0694in" fo:border="1pt solid #000000"/>
    </style:style>
    <style:style style:name="Table1.B4" style:family="table-cell">
      <style:table-cell-properties style:vertical-align="" fo:padding="0.0694in" fo:border="1pt solid #000000"/>
    </style:style>
    <style:style style:name="Table1.A5" style:family="table-cell">
      <style:table-cell-properties style:vertical-align="" fo:padding="0.0694in" fo:border="1pt solid #000000"/>
    </style:style>
    <style:style style:name="Table1.B5" style:family="table-cell">
      <style:table-cell-properties style:vertical-align="" fo:padding="0.0694in" fo:border="1pt solid #000000"/>
    </style:style>
    <style:style style:name="Table1.A6" style:family="table-cell">
      <style:table-cell-properties style:vertical-align="" fo:padding="0.0694in" fo:border="1pt solid #000000"/>
    </style:style>
    <style:style style:name="Table1.B6" style:family="table-cell">
      <style:table-cell-properties style:vertical-align="" fo:padding="0.0694in" fo:border="1pt solid #000000"/>
    </style:style>
    <style:style style:name="Table2" style:family="table">
      <style:table-properties style:width="5.7701in" fo:margin-left="0.5694in" fo:margin-top="0in" fo:margin-bottom="0in" table:align="left"/>
    </style:style>
    <style:style style:name="Table2.A" style:family="table-column">
      <style:table-column-properties style:column-width="1.4424in"/>
    </style:style>
    <style:style style:name="Table2.1" style:family="table-row">
      <style:table-row-properties style:min-row-height="0.3368in" fo:keep-together="auto"/>
    </style:style>
    <style:style style:name="Table2.A1" style:family="table-cell">
      <style:table-cell-properties style:vertical-align="" fo:background-color="#cccccc" fo:padding="0.0694in" fo:border="1pt solid #000000">
        <style:background-image/>
      </style:table-cell-properties>
    </style:style>
    <style:style style:name="Table2.A2" style:family="table-cell">
      <style:table-cell-properties style:vertical-align="" fo:padding="0.0694in" fo:border="1pt solid #000000"/>
    </style:style>
    <style:style style:name="Table2.B2" style:family="table-cell">
      <style:table-cell-properties style:vertical-align="" fo:padding="0.0694in" fo:border="1pt solid #000000"/>
    </style:style>
    <style:style style:name="Table2.C2" style:family="table-cell">
      <style:table-cell-properties style:vertical-align="" fo:padding="0.0694in" fo:border="1pt solid #000000"/>
    </style:style>
    <style:style style:name="Table2.D2" style:family="table-cell">
      <style:table-cell-properties style:vertical-align="" fo:padding="0.0694in" fo:border="1pt solid #000000"/>
    </style:style>
    <style:style style:name="Table2.A3" style:family="table-cell">
      <style:table-cell-properties style:vertical-align="" fo:padding="0.0694in" fo:border="1pt solid #000000"/>
    </style:style>
    <style:style style:name="Table2.B3" style:family="table-cell">
      <style:table-cell-properties style:vertical-align="" fo:padding="0.0694in" fo:border="1pt solid #000000"/>
    </style:style>
    <style:style style:name="Table2.C3" style:family="table-cell">
      <style:table-cell-properties style:vertical-align="" fo:padding="0.0694in" fo:border="1pt solid #000000"/>
    </style:style>
    <style:style style:name="Table2.D3" style:family="table-cell">
      <style:table-cell-properties style:vertical-align="" fo:padding="0.0694in" fo:border="1pt solid #000000"/>
    </style:style>
    <style:style style:name="Table2.A4" style:family="table-cell">
      <style:table-cell-properties style:vertical-align="" fo:padding="0.0694in" fo:border="1pt solid #000000"/>
    </style:style>
    <style:style style:name="Table2.B4" style:family="table-cell">
      <style:table-cell-properties style:vertical-align="" fo:padding="0.0694in" fo:border="1pt solid #000000"/>
    </style:style>
    <style:style style:name="Table2.C4" style:family="table-cell">
      <style:table-cell-properties style:vertical-align="" fo:padding="0.0694in" fo:border="1pt solid #000000"/>
    </style:style>
    <style:style style:name="Table2.D4" style:family="table-cell">
      <style:table-cell-properties style:vertical-align="" fo:padding="0.0694in" fo:border="1pt solid #000000"/>
    </style:style>
    <style:style style:name="Table2.A5" style:family="table-cell">
      <style:table-cell-properties style:vertical-align="" fo:padding="0.0694in" fo:border="1pt solid #000000"/>
    </style:style>
    <style:style style:name="Table2.B5" style:family="table-cell">
      <style:table-cell-properties style:vertical-align="" fo:padding="0.0694in" fo:border="1pt solid #000000"/>
    </style:style>
    <style:style style:name="Table2.C5" style:family="table-cell">
      <style:table-cell-properties style:vertical-align="" fo:padding="0.0694in" fo:border="1pt solid #000000"/>
    </style:style>
    <style:style style:name="Table2.D5" style:family="table-cell">
      <style:table-cell-properties style:vertical-align="" fo:padding="0.0694in" fo:border="1pt solid #000000"/>
    </style:style>
    <style:style style:name="Table2.A6" style:family="table-cell">
      <style:table-cell-properties style:vertical-align="" fo:padding="0.0694in" fo:border="1pt solid #000000"/>
    </style:style>
    <style:style style:name="Table2.B6" style:family="table-cell">
      <style:table-cell-properties style:vertical-align="" fo:padding="0.0694in" fo:border="1pt solid #000000"/>
    </style:style>
    <style:style style:name="Table2.C6" style:family="table-cell">
      <style:table-cell-properties style:vertical-align="" fo:padding="0.0694in" fo:border="1pt solid #000000"/>
    </style:style>
    <style:style style:name="Table2.D6" style:family="table-cell">
      <style:table-cell-properties style:vertical-align="" fo:padding="0.0694in" fo:border="1pt solid #000000"/>
    </style:style>
    <style:style style:name="Table2.A7" style:family="table-cell">
      <style:table-cell-properties style:vertical-align="" fo:padding="0.0694in" fo:border="1pt solid #000000"/>
    </style:style>
    <style:style style:name="Table2.B7" style:family="table-cell">
      <style:table-cell-properties style:vertical-align="" fo:padding="0.0694in" fo:border="1pt solid #000000"/>
    </style:style>
    <style:style style:name="Table2.C7" style:family="table-cell">
      <style:table-cell-properties style:vertical-align="" fo:padding="0.0694in" fo:border="1pt solid #000000"/>
    </style:style>
    <style:style style:name="Table2.D7" style:family="table-cell">
      <style:table-cell-properties style:vertical-align="" fo:padding="0.0694in" fo:border="1pt solid #000000"/>
    </style:style>
    <style:style style:name="Table2.A8" style:family="table-cell">
      <style:table-cell-properties style:vertical-align="" fo:padding="0.0694in" fo:border="1pt solid #000000"/>
    </style:style>
    <style:style style:name="Table2.B8" style:family="table-cell">
      <style:table-cell-properties style:vertical-align="" fo:padding="0.0694in" fo:border="1pt solid #000000"/>
    </style:style>
    <style:style style:name="Table2.C8" style:family="table-cell">
      <style:table-cell-properties style:vertical-align="" fo:padding="0.0694in" fo:border="1pt solid #000000"/>
    </style:style>
    <style:style style:name="Table2.D8" style:family="table-cell">
      <style:table-cell-properties style:vertical-align="" fo:padding="0.0694in" fo:border="1pt solid #000000"/>
    </style:style>
    <style:style style:name="Table2.A9" style:family="table-cell">
      <style:table-cell-properties style:vertical-align="" fo:padding="0.0694in" fo:border="1pt solid #000000"/>
    </style:style>
    <style:style style:name="Table2.B9" style:family="table-cell">
      <style:table-cell-properties style:vertical-align="" fo:padding="0.0694in" fo:border="1pt solid #000000"/>
    </style:style>
    <style:style style:name="Table2.C9" style:family="table-cell">
      <style:table-cell-properties style:vertical-align="" fo:padding="0.0694in" fo:border="1pt solid #000000"/>
    </style:style>
    <style:style style:name="Table2.D9" style:family="table-cell">
      <style:table-cell-properties style:vertical-align="" fo:padding="0.0694in" fo:border="1pt solid #000000"/>
    </style:style>
    <style:style style:name="Table2.A10" style:family="table-cell">
      <style:table-cell-properties style:vertical-align="" fo:padding="0.0694in" fo:border="1pt solid #000000"/>
    </style:style>
    <style:style style:name="Table2.B10" style:family="table-cell">
      <style:table-cell-properties style:vertical-align="" fo:padding="0.0694in" fo:border="1pt solid #000000"/>
    </style:style>
    <style:style style:name="Table2.C10" style:family="table-cell">
      <style:table-cell-properties style:vertical-align="" fo:padding="0.0694in" fo:border="1pt solid #000000"/>
    </style:style>
    <style:style style:name="Table2.D10" style:family="table-cell">
      <style:table-cell-properties style:vertical-align="" fo:padding="0.0694in" fo:border="1pt solid #000000"/>
    </style:style>
    <style:style style:name="Table2.A11" style:family="table-cell">
      <style:table-cell-properties style:vertical-align="" fo:padding="0.0694in" fo:border="1pt solid #000000"/>
    </style:style>
    <style:style style:name="Table2.B11" style:family="table-cell">
      <style:table-cell-properties style:vertical-align="" fo:padding="0.0694in" fo:border="1pt solid #000000"/>
    </style:style>
    <style:style style:name="Table2.C11" style:family="table-cell">
      <style:table-cell-properties style:vertical-align="" fo:padding="0.0694in" fo:border="1pt solid #000000"/>
    </style:style>
    <style:style style:name="Table2.D11" style:family="table-cell">
      <style:table-cell-properties style:vertical-align="" fo:padding="0.0694in" fo:border="1pt solid #000000"/>
    </style:style>
    <style:style style:name="Table2.A12" style:family="table-cell">
      <style:table-cell-properties style:vertical-align="" fo:padding="0.0694in" fo:border="1pt solid #000000"/>
    </style:style>
    <style:style style:name="Table2.B12" style:family="table-cell">
      <style:table-cell-properties style:vertical-align="" fo:padding="0.0694in" fo:border="1pt solid #000000"/>
    </style:style>
    <style:style style:name="Table2.C12" style:family="table-cell">
      <style:table-cell-properties style:vertical-align="" fo:padding="0.0694in" fo:border="1pt solid #000000"/>
    </style:style>
    <style:style style:name="Table2.D12" style:family="table-cell">
      <style:table-cell-properties style:vertical-align="" fo:padding="0.0694in" fo:border="1pt solid #000000"/>
    </style:style>
    <style:style style:name="Table2.A13" style:family="table-cell">
      <style:table-cell-properties style:vertical-align="" fo:padding="0.0694in" fo:border="1pt solid #000000"/>
    </style:style>
    <style:style style:name="Table2.B13" style:family="table-cell">
      <style:table-cell-properties style:vertical-align="" fo:padding="0.0694in" fo:border="1pt solid #000000"/>
    </style:style>
    <style:style style:name="Table2.C13" style:family="table-cell">
      <style:table-cell-properties style:vertical-align="" fo:padding="0.0694in" fo:border="1pt solid #000000"/>
    </style:style>
    <style:style style:name="Table2.D13" style:family="table-cell">
      <style:table-cell-properties style:vertical-align="" fo:padding="0.0694in" fo:border="1pt solid #000000"/>
    </style:style>
    <style:style style:name="Table2.A14" style:family="table-cell">
      <style:table-cell-properties style:vertical-align="" fo:padding="0.0694in" fo:border="1pt solid #000000"/>
    </style:style>
    <style:style style:name="Table2.B14" style:family="table-cell">
      <style:table-cell-properties style:vertical-align="" fo:padding="0.0694in" fo:border="1pt solid #000000"/>
    </style:style>
    <style:style style:name="Table2.C14" style:family="table-cell">
      <style:table-cell-properties style:vertical-align="" fo:padding="0.0694in" fo:border="1pt solid #000000"/>
    </style:style>
    <style:style style:name="Table2.D14" style:family="table-cell">
      <style:table-cell-properties style:vertical-align="" fo:padding="0.0694in" fo:border="1pt solid #000000"/>
    </style:style>
    <style:style style:name="Table2.A15" style:family="table-cell">
      <style:table-cell-properties style:vertical-align="" fo:padding="0.0694in" fo:border="1pt solid #000000"/>
    </style:style>
    <style:style style:name="Table2.B15" style:family="table-cell">
      <style:table-cell-properties style:vertical-align="" fo:padding="0.0694in" fo:border="1pt solid #000000"/>
    </style:style>
    <style:style style:name="Table2.C15" style:family="table-cell">
      <style:table-cell-properties style:vertical-align="" fo:padding="0.0694in" fo:border="1pt solid #000000"/>
    </style:style>
    <style:style style:name="Table2.D15" style:family="table-cell">
      <style:table-cell-properties style:vertical-align="" fo:padding="0.0694in" fo:border="1pt solid #000000"/>
    </style:style>
    <style:style style:name="Table2.A16" style:family="table-cell">
      <style:table-cell-properties style:vertical-align="" fo:padding="0.0694in" fo:border="1pt solid #000000"/>
    </style:style>
    <style:style style:name="Table2.B16" style:family="table-cell">
      <style:table-cell-properties style:vertical-align="" fo:padding="0.0694in" fo:border="1pt solid #000000"/>
    </style:style>
    <style:style style:name="Table2.C16" style:family="table-cell">
      <style:table-cell-properties style:vertical-align="" fo:padding="0.0694in" fo:border="1pt solid #000000"/>
    </style:style>
    <style:style style:name="Table2.D16" style:family="table-cell">
      <style:table-cell-properties style:vertical-align="" fo:padding="0.0694in" fo:border="1pt solid #000000"/>
    </style:style>
    <style:style style:name="Table2.A17" style:family="table-cell">
      <style:table-cell-properties style:vertical-align="" fo:padding="0.0694in" fo:border="1pt solid #000000"/>
    </style:style>
    <style:style style:name="Table2.B17" style:family="table-cell">
      <style:table-cell-properties style:vertical-align="" fo:padding="0.0694in" fo:border="1pt solid #000000"/>
    </style:style>
    <style:style style:name="Table2.C17" style:family="table-cell">
      <style:table-cell-properties style:vertical-align="" fo:padding="0.0694in" fo:border="1pt solid #000000"/>
    </style:style>
    <style:style style:name="Table2.D17" style:family="table-cell">
      <style:table-cell-properties style:vertical-align="" fo:padding="0.0694in" fo:border="1pt solid #000000"/>
    </style:style>
    <style:style style:name="Table2.A18" style:family="table-cell">
      <style:table-cell-properties style:vertical-align="" fo:padding="0.0694in" fo:border="1pt solid #000000"/>
    </style:style>
    <style:style style:name="Table2.B18" style:family="table-cell">
      <style:table-cell-properties style:vertical-align="" fo:padding="0.0694in" fo:border="1pt solid #000000"/>
    </style:style>
    <style:style style:name="Table2.C18" style:family="table-cell">
      <style:table-cell-properties style:vertical-align="" fo:padding="0.0694in" fo:border="1pt solid #000000"/>
    </style:style>
    <style:style style:name="Table2.D18" style:family="table-cell">
      <style:table-cell-properties style:vertical-align="" fo:padding="0.0694in" fo:border="1pt solid #000000"/>
    </style:style>
    <style:style style:name="Table2.A19" style:family="table-cell">
      <style:table-cell-properties style:vertical-align="" fo:padding="0.0694in" fo:border="1pt solid #000000"/>
    </style:style>
    <style:style style:name="Table2.B19" style:family="table-cell">
      <style:table-cell-properties style:vertical-align="" fo:padding="0.0694in" fo:border="1pt solid #000000"/>
    </style:style>
    <style:style style:name="Table2.C19" style:family="table-cell">
      <style:table-cell-properties style:vertical-align="" fo:padding="0.0694in" fo:border="1pt solid #000000"/>
    </style:style>
    <style:style style:name="Table2.D19" style:family="table-cell">
      <style:table-cell-properties style:vertical-align="" fo:padding="0.0694in" fo:border="1pt solid #000000"/>
    </style:style>
    <style:style style:name="Table3" style:family="table">
      <style:table-properties style:width="6.2701in" fo:margin-top="0in" fo:margin-bottom="0in" table:align="center"/>
    </style:style>
    <style:style style:name="Table3.A" style:family="table-column">
      <style:table-column-properties style:column-width="3.134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cccccc" fo:padding="0.0694in" fo:border-left="1pt solid #000000" fo:border-right="1pt solid #000000" fo:border-top="1pt solid #000000" fo:border-bottom="1pt solid #202122">
        <style:background-image/>
      </style:table-cell-properties>
    </style:style>
    <style:style style:name="Table3.B1" style:family="table-cell">
      <style:table-cell-properties style:vertical-align="" fo:background-color="#cccccc" fo:padding="0.0694in" fo:border="1pt solid #000000">
        <style:background-image/>
      </style:table-cell-properties>
    </style:style>
    <style:style style:name="Table3.A2" style:family="table-cell">
      <style:table-cell-properties style:vertical-align="" fo:padding="0.0694in" fo:border-left="1pt solid #000000" fo:border-right="1pt solid #000000" fo:border-top="1pt solid #202122" fo:border-bottom="1pt solid #000000"/>
    </style:style>
    <style:style style:name="Table3.B2" style:family="table-cell">
      <style:table-cell-properties style:vertical-align="" fo:padding="0.0694in" fo:border="1pt solid #000000"/>
    </style:style>
    <style:style style:name="Table3.A3" style:family="table-cell">
      <style:table-cell-properties style:vertical-align="" fo:padding="0.0694in" fo:border="1pt solid #000000"/>
    </style:style>
    <style:style style:name="Table3.B3" style:family="table-cell">
      <style:table-cell-properties style:vertical-align="" fo:padding="0.0694in" fo:border="1pt solid #000000"/>
    </style:style>
    <style:style style:name="Table3.A4" style:family="table-cell">
      <style:table-cell-properties style:vertical-align="" fo:padding="0.0694in" fo:border="1pt solid #000000"/>
    </style:style>
    <style:style style:name="Table3.B4" style:family="table-cell">
      <style:table-cell-properties style:vertical-align="" fo:padding="0.0694in" fo:border="1pt solid #000000"/>
    </style:style>
    <style:style style:name="Table3.A5" style:family="table-cell">
      <style:table-cell-properties style:vertical-align="" fo:padding="0.0694in" fo:border="1pt solid #000000"/>
    </style:style>
    <style:style style:name="Table3.B5" style:family="table-cell">
      <style:table-cell-properties style:vertical-align="" fo:padding="0.0694in" fo:border="1pt solid #000000"/>
    </style:style>
    <style:style style:name="Table3.A6" style:family="table-cell">
      <style:table-cell-properties style:vertical-align="" fo:padding="0.0694in" fo:border="1pt solid #000000"/>
    </style:style>
    <style:style style:name="Table3.B6" style:family="table-cell">
      <style:table-cell-properties style:vertical-align="" fo:padding="0.0694in" fo:border="1pt solid #000000"/>
    </style:style>
    <style:style style:name="Table3.A7" style:family="table-cell">
      <style:table-cell-properties style:vertical-align="" fo:padding="0.0694in" fo:border="1pt solid #000000"/>
    </style:style>
    <style:style style:name="Table3.B7" style:family="table-cell">
      <style:table-cell-properties style:vertical-align="" fo:padding="0.0694in" fo:border="1pt solid #000000"/>
    </style:style>
    <style:style style:name="Table3.A8" style:family="table-cell">
      <style:table-cell-properties style:vertical-align="" fo:padding="0.0694in" fo:border="1pt solid #000000"/>
    </style:style>
    <style:style style:name="Table3.B8" style:family="table-cell">
      <style:table-cell-properties style:vertical-align="" fo:padding="0.0694in" fo:border="1pt solid #000000"/>
    </style:style>
    <style:style style:name="Table3.A9" style:family="table-cell">
      <style:table-cell-properties style:vertical-align="" fo:padding="0.0694in" fo:border="1pt solid #000000"/>
    </style:style>
    <style:style style:name="Table3.B9" style:family="table-cell">
      <style:table-cell-properties style:vertical-align="" fo:padding="0.0694in" fo:border="1pt solid #000000"/>
    </style:style>
    <style:style style:name="Table3.A10" style:family="table-cell">
      <style:table-cell-properties style:vertical-align="" fo:padding="0.0694in" fo:border="1pt solid #000000"/>
    </style:style>
    <style:style style:name="Table3.B10" style:family="table-cell">
      <style:table-cell-properties style:vertical-align="" fo:padding="0.0694in" fo:border="1pt solid #000000"/>
    </style:style>
    <style:style style:name="Table3.A11" style:family="table-cell">
      <style:table-cell-properties style:vertical-align="" fo:padding="0.0694in" fo:border="1pt solid #000000"/>
    </style:style>
    <style:style style:name="Table3.B11" style:family="table-cell">
      <style:table-cell-properties style:vertical-align="" fo:padding="0.0694in" fo:border="1pt solid #000000"/>
    </style:style>
    <style:style style:name="Table3.A12" style:family="table-cell">
      <style:table-cell-properties style:vertical-align="" fo:padding="0.0694in" fo:border="1pt solid #000000"/>
    </style:style>
    <style:style style:name="Table3.B12" style:family="table-cell">
      <style:table-cell-properties style:vertical-align="" fo:padding="0.0694in" fo:border="1pt solid #000000"/>
    </style:style>
    <style:style style:name="Table3.A13" style:family="table-cell">
      <style:table-cell-properties style:vertical-align="" fo:padding="0.0694in" fo:border="1pt solid #000000"/>
    </style:style>
    <style:style style:name="Table3.B13" style:family="table-cell">
      <style:table-cell-properties style:vertical-align="" fo:padding="0.0694in" fo:border="1pt solid #000000"/>
    </style:style>
    <style:style style:name="Table3.A14" style:family="table-cell">
      <style:table-cell-properties style:vertical-align="" fo:padding="0.0694in" fo:border="1pt solid #000000"/>
    </style:style>
    <style:style style:name="Table3.B14" style:family="table-cell">
      <style:table-cell-properties style:vertical-align="" fo:padding="0.0694in" fo:border="1pt solid #000000"/>
    </style:style>
    <style:style style:name="Table3.A15" style:family="table-cell">
      <style:table-cell-properties style:vertical-align="" fo:padding="0.0694in" fo:border="1pt solid #000000"/>
    </style:style>
    <style:style style:name="Table3.B15" style:family="table-cell">
      <style:table-cell-properties style:vertical-align="" fo:padding="0.0694in" fo:border="1pt solid #000000"/>
    </style:style>
    <style:style style:name="Table3.A16" style:family="table-cell">
      <style:table-cell-properties style:vertical-align="" fo:padding="0.0694in" fo:border="1pt solid #000000"/>
    </style:style>
    <style:style style:name="Table3.B16" style:family="table-cell">
      <style:table-cell-properties style:vertical-align="" fo:padding="0.0694in" fo:border="1pt solid #000000"/>
    </style:style>
    <style:style style:name="Table3.A17" style:family="table-cell">
      <style:table-cell-properties style:vertical-align="" fo:padding="0.0694in" fo:border="1pt solid #000000"/>
    </style:style>
    <style:style style:name="Table3.B17" style:family="table-cell">
      <style:table-cell-properties style:vertical-align="" fo:padding="0.0694in" fo:border="1pt solid #000000"/>
    </style:style>
    <style:style style:name="Table3.A18" style:family="table-cell">
      <style:table-cell-properties style:vertical-align="" fo:padding="0.0694in" fo:border="1pt solid #000000"/>
    </style:style>
    <style:style style:name="Table3.B18" style:family="table-cell">
      <style:table-cell-properties style:vertical-align="" fo:padding="0.0694in" fo:border="1pt solid #000000"/>
    </style:style>
    <style:style style:name="Table3.A19" style:family="table-cell">
      <style:table-cell-properties style:vertical-align="" fo:padding="0.0694in" fo:border="1pt solid #000000"/>
    </style:style>
    <style:style style:name="Table3.B19" style:family="table-cell">
      <style:table-cell-properties style:vertical-align="" fo:padding="0.0694in" fo:border="1pt solid #000000"/>
    </style:style>
    <style:style style:name="Table3.A20" style:family="table-cell">
      <style:table-cell-properties style:vertical-align="" fo:padding="0.0694in" fo:border="1pt solid #000000"/>
    </style:style>
    <style:style style:name="Table3.B20" style:family="table-cell">
      <style:table-cell-properties style:vertical-align="" fo:padding="0.0694in" fo:border="1pt solid #000000"/>
    </style:style>
    <style:style style:name="Table3.A21" style:family="table-cell">
      <style:table-cell-properties style:vertical-align="" fo:padding="0.0694in" fo:border="1pt solid #000000"/>
    </style:style>
    <style:style style:name="Table3.B21" style:family="table-cell">
      <style:table-cell-properties style:vertical-align="" fo:padding="0.0694in" fo:border="1pt solid #000000"/>
    </style:style>
    <style:style style:name="Table3.A22" style:family="table-cell">
      <style:table-cell-properties style:vertical-align="" fo:padding="0.0694in" fo:border="1pt solid #000000"/>
    </style:style>
    <style:style style:name="Table3.B22" style:family="table-cell">
      <style:table-cell-properties style:vertical-align="" fo:padding="0.0694in" fo:border="1pt solid #000000"/>
    </style:style>
    <style:style style:name="Table3.A23" style:family="table-cell">
      <style:table-cell-properties style:vertical-align="" fo:padding="0.0694in" fo:border="1pt solid #000000"/>
    </style:style>
    <style:style style:name="Table3.B23" style:family="table-cell">
      <style:table-cell-properties style:vertical-align="" fo:padding="0.0694in" fo:border="1pt solid #000000"/>
    </style:style>
    <style:style style:name="Table3.A24" style:family="table-cell">
      <style:table-cell-properties style:vertical-align="" fo:padding="0.0694in" fo:border="1pt solid #000000"/>
    </style:style>
    <style:style style:name="Table3.B24" style:family="table-cell">
      <style:table-cell-properties style:vertical-align="" fo:padding="0.0694in" fo:border="1pt solid #000000"/>
    </style:style>
    <style:style style:name="Table3.A25" style:family="table-cell">
      <style:table-cell-properties style:vertical-align="" fo:padding="0.0694in" fo:border="1pt solid #000000"/>
    </style:style>
    <style:style style:name="Table3.B25" style:family="table-cell">
      <style:table-cell-properties style:vertical-align="" fo:padding="0.0694in" fo:border="1pt solid #000000"/>
    </style:style>
    <style:style style:name="Table3.A26" style:family="table-cell">
      <style:table-cell-properties style:vertical-align="" fo:padding="0.0694in" fo:border="1pt solid #000000"/>
    </style:style>
    <style:style style:name="Table3.B26" style:family="table-cell">
      <style:table-cell-properties style:vertical-align="" fo:padding="0.0694in" fo:border="1pt solid #000000"/>
    </style:style>
    <style:style style:name="Table3.A27" style:family="table-cell">
      <style:table-cell-properties style:vertical-align="" fo:padding="0.0694in" fo:border="1pt solid #000000"/>
    </style:style>
    <style:style style:name="Table3.B27" style:family="table-cell">
      <style:table-cell-properties style:vertical-align="" fo:padding="0.0694in" fo:border="1pt solid #000000"/>
    </style:style>
    <style:style style:name="Table3.A28" style:family="table-cell">
      <style:table-cell-properties style:vertical-align="" fo:padding="0.0694in" fo:border="1pt solid #000000"/>
    </style:style>
    <style:style style:name="Table3.B28" style:family="table-cell">
      <style:table-cell-properties style:vertical-align="" fo:padding="0.0694in" fo:border="1pt solid #000000"/>
    </style:style>
    <style:style style:name="Table3.A29" style:family="table-cell">
      <style:table-cell-properties style:vertical-align="" fo:padding="0.0694in" fo:border="1pt solid #000000"/>
    </style:style>
    <style:style style:name="Table3.B29" style:family="table-cell">
      <style:table-cell-properties style:vertical-align="" fo:padding="0.0694in" fo:border="1pt solid #000000"/>
    </style:style>
    <style:style style:name="Table3.A30" style:family="table-cell">
      <style:table-cell-properties style:vertical-align="" fo:padding="0.0694in" fo:border="1pt solid #000000"/>
    </style:style>
    <style:style style:name="Table3.B30" style:family="table-cell">
      <style:table-cell-properties style:vertical-align="" fo:padding="0.0694in" fo:border="1pt solid #000000"/>
    </style:style>
    <style:style style:name="Table3.A31" style:family="table-cell">
      <style:table-cell-properties style:vertical-align="" fo:padding="0.0694in" fo:border="1pt solid #000000"/>
    </style:style>
    <style:style style:name="Table3.B31" style:family="table-cell">
      <style:table-cell-properties style:vertical-align="" fo:padding="0.0694in" fo:border="1pt solid #000000"/>
    </style:style>
    <style:style style:name="Table3.A32" style:family="table-cell">
      <style:table-cell-properties style:vertical-align="" fo:padding="0.0694in" fo:border="1pt solid #000000"/>
    </style:style>
    <style:style style:name="Table3.B32" style:family="table-cell">
      <style:table-cell-properties style:vertical-align="" fo:padding="0.0694in" fo:border="1pt solid #000000"/>
    </style:style>
    <style:style style:name="Table3.A33" style:family="table-cell">
      <style:table-cell-properties style:vertical-align="" fo:padding="0.0694in" fo:border="1pt solid #000000"/>
    </style:style>
    <style:style style:name="Table3.B33" style:family="table-cell">
      <style:table-cell-properties style:vertical-align="" fo:padding="0.0694in" fo:border="1pt solid #000000"/>
    </style:style>
    <style:style style:name="Table3.A34" style:family="table-cell">
      <style:table-cell-properties style:vertical-align="" fo:padding="0.0694in" fo:border="1pt solid #000000"/>
    </style:style>
    <style:style style:name="Table3.B34" style:family="table-cell">
      <style:table-cell-properties style:vertical-align="" fo:padding="0.0694in" fo:border="1pt solid #000000"/>
    </style:style>
    <style:style style:name="Table3.A35" style:family="table-cell">
      <style:table-cell-properties style:vertical-align="" fo:padding="0.0694in" fo:border="1pt solid #000000"/>
    </style:style>
    <style:style style:name="Table3.B35" style:family="table-cell">
      <style:table-cell-properties style:vertical-align="" fo:padding="0.0694in" fo:border="1pt solid #000000"/>
    </style:style>
    <style:style style:name="Table3.A36" style:family="table-cell">
      <style:table-cell-properties style:vertical-align="" fo:padding="0.0694in" fo:border="1pt solid #000000"/>
    </style:style>
    <style:style style:name="Table3.B36" style:family="table-cell">
      <style:table-cell-properties style:vertical-align="" fo:padding="0.0694in" fo:border="1pt solid #000000"/>
    </style:style>
    <style:style style:name="Table3.A37" style:family="table-cell">
      <style:table-cell-properties style:vertical-align="" fo:padding="0.0694in" fo:border="1pt solid #000000"/>
    </style:style>
    <style:style style:name="Table3.B37" style:family="table-cell">
      <style:table-cell-properties style:vertical-align="" fo:padding="0.0694in" fo:border="1pt solid #000000"/>
    </style:style>
    <style:style style:name="Table3.A38" style:family="table-cell">
      <style:table-cell-properties style:vertical-align="" fo:padding="0.0694in" fo:border="1pt solid #000000"/>
    </style:style>
    <style:style style:name="Table3.B38" style:family="table-cell">
      <style:table-cell-properties style:vertical-align="" fo:padding="0.0694in" fo:border="1pt solid #000000"/>
    </style:style>
    <style:style style:name="Table3.A39" style:family="table-cell">
      <style:table-cell-properties style:vertical-align="" fo:padding="0.0694in" fo:border="1pt solid #000000"/>
    </style:style>
    <style:style style:name="Table3.B39" style:family="table-cell">
      <style:table-cell-properties style:vertical-align="" fo:padding="0.0694in" fo:border="1pt solid #000000"/>
    </style:style>
    <style:style style:name="Table3.A40" style:family="table-cell">
      <style:table-cell-properties style:vertical-align="" fo:padding="0.0694in" fo:border="1pt solid #000000"/>
    </style:style>
    <style:style style:name="Table3.B40" style:family="table-cell">
      <style:table-cell-properties style:vertical-align="" fo:padding="0.0694in" fo:border="1pt solid #000000"/>
    </style:style>
    <style:style style:name="Table4" style:family="table">
      <style:table-properties style:width="6.2292in" fo:margin-top="0in" fo:margin-bottom="0in" table:align="center"/>
    </style:style>
    <style:style style:name="Table4.A" style:family="table-column">
      <style:table-column-properties style:column-width="3.125in"/>
    </style:style>
    <style:style style:name="Table4.B" style:family="table-column">
      <style:table-column-properties style:column-width="3.103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cccccc" fo:padding="0.0694in" fo:border="1pt solid #000000">
        <style:background-image/>
      </style:table-cell-properties>
    </style:style>
    <style:style style:name="Table4.A2" style:family="table-cell">
      <style:table-cell-properties style:vertical-align="" fo:padding="0.0694in" fo:border="1pt solid #000000"/>
    </style:style>
    <style:style style:name="Table4.B2" style:family="table-cell">
      <style:table-cell-properties style:vertical-align="" fo:padding="0.0694in" fo:border="1pt solid #000000"/>
    </style:style>
    <style:style style:name="Table4.A3" style:family="table-cell">
      <style:table-cell-properties style:vertical-align="" fo:padding="0.0694in" fo:border="1pt solid #000000"/>
    </style:style>
    <style:style style:name="Table4.B3" style:family="table-cell">
      <style:table-cell-properties style:vertical-align="" fo:padding="0.0694in" fo:border="1pt solid #000000"/>
    </style:style>
    <style:style style:name="Table4.A4" style:family="table-cell">
      <style:table-cell-properties style:vertical-align="" fo:padding="0.0694in" fo:border="1pt solid #000000"/>
    </style:style>
    <style:style style:name="Table4.B4" style:family="table-cell">
      <style:table-cell-properties style:vertical-align="" fo:padding="0.0694in" fo:border="1pt solid #000000"/>
    </style:style>
    <style:style style:name="Table4.A5" style:family="table-cell">
      <style:table-cell-properties style:vertical-align="" fo:padding="0.0694in" fo:border="1pt solid #000000"/>
    </style:style>
    <style:style style:name="Table4.B5" style:family="table-cell">
      <style:table-cell-properties style:vertical-align="" fo:padding="0.0694in" fo:border="1pt solid #000000"/>
    </style:style>
    <style:style style:name="Table4.A6" style:family="table-cell">
      <style:table-cell-properties style:vertical-align="" fo:padding="0.0694in" fo:border="1pt solid #000000"/>
    </style:style>
    <style:style style:name="Table4.B6" style:family="table-cell">
      <style:table-cell-properties style:vertical-align="" fo:padding="0.0694in" fo:border="1pt solid #000000"/>
    </style:style>
    <style:style style:name="Table4.A7" style:family="table-cell">
      <style:table-cell-properties style:vertical-align="" fo:padding="0.0694in" fo:border="1pt solid #000000"/>
    </style:style>
    <style:style style:name="Table4.B7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line-height="100%"/>
    </style:style>
    <style:style style:name="P13" style:family="paragraph" style:parent-style-name="Standard">
      <style:paragraph-properties fo:line-height="100%" fo:orphans="0" fo:widows="0"/>
    </style:style>
    <style:style style:name="P14" style:family="paragraph" style:parent-style-name="Standard">
      <style:paragraph-properties fo:line-height="100%" fo:text-align="justify" style:justify-single-word="false" fo:orphans="0" fo:widows="0"/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paragraph-properties fo:margin-left="3in" fo:margin-right="0in" fo:text-align="justify" style:justify-single-word="false" fo:text-indent="0.5in" style:auto-text-indent="false"/>
      <style:text-properties fo:font-size="12pt" style:font-size-asian="12pt" style:font-size-complex="12pt"/>
    </style:style>
    <style:style style:name="P17" style:family="paragraph" style:parent-style-name="Standard">
      <style:paragraph-properties fo:text-align="start" style:justify-single-word="false" fo:break-before="page"/>
      <style:text-properties fo:font-size="12pt" style:font-size-asian="12pt" style:font-size-complex="12pt"/>
    </style:style>
    <style:style style:name="P18" style:family="paragraph" style:parent-style-name="Standard">
      <style:paragraph-properties fo:text-align="center" style:justify-single-word="false" fo:break-before="page"/>
      <style:text-properties fo:font-size="12pt" style:font-size-asian="12pt" style:font-size-complex="12pt"/>
    </style:style>
    <style:style style:name="P19" style:family="paragraph" style:parent-style-name="Standard">
      <style:paragraph-properties fo:break-before="page"/>
      <style:text-properties fo:font-size="12pt" fo:font-weight="bold" style:font-size-asian="12pt" style:font-weight-asian="bold" style:font-size-complex="12pt"/>
    </style:style>
    <style:style style:name="P20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text-indent="0in" style:auto-text-indent="false"/>
    </style:style>
    <style:style style:name="P23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2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2pt" style:font-size-asian="12pt" style:font-size-complex="12p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font-weight="bold" style:font-size-asian="12pt" style:font-weight-asian="bold" style:font-size-complex="12pt"/>
    </style:style>
    <style:style style:name="P2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2pt" fo:font-weight="bold" style:font-size-asian="12pt" style:font-weight-asian="bold" style:font-size-complex="12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font-size="12pt" fo:font-weight="bold" style:font-size-asian="12pt" style:font-weight-asian="bold" style:font-size-complex="12pt"/>
    </style:style>
    <style:style style:name="P30" style:family="paragraph" style:parent-style-name="Standard">
      <style:paragraph-properties fo:margin-left="0in" fo:margin-right="0in" fo:text-align="center" style:justify-single-word="false" fo:text-indent="0in" style:auto-text-indent="false" fo:break-before="page"/>
      <style:text-properties fo:font-size="12pt" fo:font-weight="bold" style:font-size-asian="12pt" style:font-weight-asian="bold" style:font-size-complex="12pt"/>
    </style:style>
    <style:style style:name="P31" style:family="paragraph" style:parent-style-name="Standard">
      <style:paragraph-properties fo:margin-left="0in" fo:margin-right="0in" fo:text-align="justify" style:justify-single-word="false" fo:text-indent="0in" style:auto-text-indent="false" fo:break-before="page"/>
      <style:text-properties fo:font-size="12pt" style:font-size-asian="12pt" style:font-size-complex="12pt"/>
    </style:style>
    <style:style style:name="P32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33" style:family="paragraph" style:parent-style-name="Standard">
      <style:paragraph-properties fo:margin-left="0.25in" fo:margin-right="0in" fo:margin-top="0.0417in" fo:margin-bottom="0.0555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34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35" style:family="paragraph" style:parent-style-name="Standard">
      <style:paragraph-properties fo:margin-left="0in" fo:margin-right="0in" fo:line-height="100%" fo:orphans="0" fo:widows="0" fo:text-indent="0.5in" style:auto-text-indent="false"/>
    </style:style>
    <style:style style:name="P36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size-asian="12pt" style:font-size-complex="12pt"/>
    </style:style>
    <style:style style:name="P37" style:family="paragraph" style:parent-style-name="Standard">
      <style:paragraph-properties fo:margin-left="0in" fo:margin-right="0in" fo:text-align="start" style:justify-single-word="false" fo:text-indent="0.5in" style:auto-text-indent="false"/>
      <style:text-properties fo:font-size="12pt" style:font-size-asian="12pt" style:font-size-complex="12pt"/>
    </style:style>
    <style:style style:name="P38" style:family="paragraph" style:parent-style-name="Standard">
      <style:paragraph-properties fo:margin-left="0in" fo:margin-right="0in" fo:text-align="start" style:justify-single-word="false" fo:text-indent="0.5in" style:auto-text-indent="false"/>
    </style:style>
    <style:style style:name="P39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40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41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size-asian="12pt" style:font-size-complex="12pt"/>
    </style:style>
    <style:style style:name="P42" style:family="paragraph" style:parent-style-name="Standard">
      <style:paragraph-properties fo:margin-left="0in" fo:margin-right="0in" fo:text-align="start" style:justify-single-word="false" fo:text-indent="0.5in" style:auto-text-indent="false"/>
      <style:text-properties fo:font-size="12pt" style:font-size-asian="12pt" style:font-size-complex="12pt"/>
    </style:style>
    <style:style style:name="P43" style:family="paragraph" style:parent-style-name="Standard">
      <style:paragraph-properties fo:margin-left="0in" fo:margin-right="0in" fo:text-align="start" style:justify-single-word="false" fo:text-indent="0.5in" style:auto-text-indent="false"/>
    </style:style>
    <style:style style:name="P44" style:family="paragraph" style:parent-style-name="Standard">
      <style:paragraph-properties fo:margin-left="0in" fo:margin-right="0in" fo:text-align="justify" style:justify-single-word="false" fo:text-indent="0.5in" style:auto-text-indent="false" fo:break-before="page"/>
      <style:text-properties fo:font-size="12pt" style:font-size-asian="12pt" style:font-size-complex="12pt"/>
    </style:style>
    <style:style style:name="P45" style:family="paragraph" style:parent-style-name="Standard">
      <style:paragraph-properties fo:margin-left="0.5in" fo:margin-right="0in" fo:text-indent="0in" style:auto-text-indent="false"/>
    </style:style>
    <style:style style:name="P46" style:family="paragraph" style:parent-style-name="Standard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47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size="12pt" style:font-size-asian="12pt" style:font-size-complex="12pt"/>
    </style:style>
    <style:style style:name="P48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ize="12pt" style:font-size-asian="12pt" style:font-size-complex="12pt"/>
    </style:style>
    <style:style style:name="P49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50" style:family="paragraph" style:parent-style-name="Standard">
      <style:paragraph-properties fo:margin-left="0.5in" fo:margin-right="0in" fo:text-align="start" style:justify-single-word="false" fo:text-indent="0in" style:auto-text-indent="false"/>
    </style:style>
    <style:style style:name="P51" style:family="paragraph" style:parent-style-name="Standard">
      <style:paragraph-properties fo:margin-left="0.5in" fo:margin-right="0in" fo:text-indent="0in" style:auto-text-indent="false" fo:break-before="page"/>
      <style:text-properties fo:font-size="12pt" style:font-size-asian="12pt" style:font-size-complex="12pt"/>
    </style:style>
    <style:style style:name="P52" style:family="paragraph" style:parent-style-name="Standard">
      <style:paragraph-properties fo:margin-left="0.5in" fo:margin-right="0in" fo:text-align="justify" style:justify-single-word="false" fo:text-indent="0in" style:auto-text-indent="false" fo:break-before="page"/>
      <style:text-properties fo:font-size="12pt" style:font-size-asian="12pt" style:font-size-complex="12pt"/>
    </style:style>
    <style:style style:name="P53" style:family="paragraph" style:parent-style-name="Standard">
      <style:paragraph-properties fo:margin-left="0.5in" fo:margin-right="0in" fo:text-indent="0.5in" style:auto-text-indent="false"/>
    </style:style>
    <style:style style:name="P54" style:family="paragraph" style:parent-style-name="Standard">
      <style:paragraph-properties fo:margin-left="0.5in" fo:margin-right="0in" fo:text-align="justify" style:justify-single-word="false" fo:text-indent="0.5in" style:auto-text-indent="false"/>
    </style:style>
    <style:style style:name="P55" style:family="paragraph" style:parent-style-name="Standard">
      <style:paragraph-properties fo:margin-left="0.5in" fo:margin-right="0in" fo:text-indent="0.5in" style:auto-text-indent="false"/>
      <style:text-properties fo:font-size="12pt" style:font-size-asian="12pt" style:font-size-complex="12pt"/>
    </style:style>
    <style:style style:name="P56" style:family="paragraph" style:parent-style-name="Standard">
      <style:paragraph-properties fo:margin-left="0.5in" fo:margin-right="0in" fo:text-align="justify" style:justify-single-word="false" fo:text-indent="0.5in" style:auto-text-indent="false"/>
      <style:text-properties fo:font-size="12pt" style:font-size-asian="12pt" style:font-size-complex="12pt"/>
    </style:style>
    <style:style style:name="P57" style:family="paragraph" style:parent-style-name="Standard">
      <style:paragraph-properties fo:margin-left="0.5in" fo:margin-right="0in" fo:text-align="start" style:justify-single-word="false" fo:text-indent="0.5in" style:auto-text-indent="false"/>
      <style:text-properties fo:font-size="12pt" style:font-size-asian="12pt" style:font-size-complex="12pt"/>
    </style:style>
    <style:style style:name="P58" style:family="paragraph" style:parent-style-name="Standard">
      <style:paragraph-properties fo:margin-left="0.5in" fo:margin-right="0in" fo:text-align="start" style:justify-single-word="false" fo:text-indent="0.5in" style:auto-text-indent="false"/>
    </style:style>
    <style:style style:name="P59" style:family="paragraph" style:parent-style-name="Standard">
      <style:paragraph-properties fo:margin-left="0.5in" fo:margin-right="0in" fo:text-align="justify" style:justify-single-word="false" fo:text-indent="0.5in" style:auto-text-indent="false" fo:break-before="page"/>
      <style:text-properties fo:font-size="12pt" style:font-size-asian="12pt" style:font-size-complex="12pt"/>
    </style:style>
    <style:style style:name="P60" style:family="paragraph" style:parent-style-name="Standard">
      <style:paragraph-properties fo:margin-left="1.5in" fo:margin-right="0in" fo:text-indent="0in" style:auto-text-indent="false"/>
      <style:text-properties fo:font-size="12pt" style:font-size-asian="12pt" style:font-size-complex="12pt"/>
    </style:style>
    <style:style style:name="P61" style:family="paragraph" style:parent-style-name="Standard">
      <style:paragraph-properties fo:margin-left="1.5in" fo:margin-right="0in" fo:text-align="justify" style:justify-single-word="false" fo:text-indent="0in" style:auto-text-indent="false"/>
      <style:text-properties fo:font-size="12pt" style:font-size-asian="12pt" style:font-size-complex="12pt"/>
    </style:style>
    <style:style style:name="P62" style:family="paragraph" style:parent-style-name="Standard">
      <style:paragraph-properties fo:margin-left="1.5in" fo:margin-right="0in" fo:text-align="justify" style:justify-single-word="false" fo:text-indent="0in" style:auto-text-indent="false"/>
    </style:style>
    <style:style style:name="P63" style:family="paragraph" style:parent-style-name="Standard" style:list-style-name="WWNum19">
      <style:paragraph-properties fo:margin-left="1in" fo:margin-right="0in" fo:text-align="justify" style:justify-single-word="false" fo:text-indent="-0.25in" style:auto-text-indent="false"/>
    </style:style>
    <style:style style:name="P64" style:family="paragraph" style:parent-style-name="Standard" style:list-style-name="WWNum1">
      <style:paragraph-properties fo:margin-left="1in" fo:margin-right="0in" fo:text-align="justify" style:justify-single-word="false" fo:text-indent="-0.25in" style:auto-text-indent="false"/>
    </style:style>
    <style:style style:name="P65" style:family="paragraph" style:parent-style-name="Standard" style:list-style-name="WWNum18">
      <style:paragraph-properties fo:margin-left="1in" fo:margin-right="0in" fo:text-align="justify" style:justify-single-word="false" fo:text-indent="-0.25in" style:auto-text-indent="false"/>
    </style:style>
    <style:style style:name="P66" style:family="paragraph" style:parent-style-name="Standard" style:list-style-name="WWNum7">
      <style:paragraph-properties fo:margin-left="1in" fo:margin-right="0in" fo:text-indent="-0.25in" style:auto-text-indent="false"/>
    </style:style>
    <style:style style:name="P67" style:family="paragraph" style:parent-style-name="Standard">
      <style:paragraph-properties fo:margin-left="1in" fo:margin-right="0in" fo:text-align="justify" style:justify-single-word="false" fo:text-indent="0in" style:auto-text-indent="false"/>
    </style:style>
    <style:style style:name="P68" style:family="paragraph" style:parent-style-name="Standard">
      <style:paragraph-properties fo:margin-left="1in" fo:margin-right="0in" fo:text-indent="0in" style:auto-text-indent="false"/>
      <style:text-properties fo:font-size="12pt" style:font-size-asian="12pt" style:font-size-complex="12pt"/>
    </style:style>
    <style:style style:name="P69" style:family="paragraph" style:parent-style-name="Standard">
      <style:paragraph-properties fo:margin-left="1in" fo:margin-right="0in" fo:text-align="justify" style:justify-single-word="false" fo:text-indent="0in" style:auto-text-indent="false"/>
      <style:text-properties fo:font-size="12pt" style:font-size-asian="12pt" style:font-size-complex="12pt"/>
    </style:style>
    <style:style style:name="P70" style:family="paragraph" style:parent-style-name="Standard" style:list-style-name="WWNum13">
      <style:paragraph-properties fo:margin-left="1.5in" fo:margin-right="0in" fo:text-align="justify" style:justify-single-word="false" fo:text-indent="-0.25in" style:auto-text-indent="false"/>
    </style:style>
    <style:style style:name="P71" style:family="paragraph" style:parent-style-name="Standard" style:list-style-name="WWNum5">
      <style:paragraph-properties fo:margin-left="1.5in" fo:margin-right="0in" fo:text-align="justify" style:justify-single-word="false" fo:text-indent="-0.25in" style:auto-text-indent="false"/>
    </style:style>
    <style:style style:name="P72" style:family="paragraph" style:parent-style-name="Standard">
      <style:paragraph-properties fo:margin-left="1in" fo:margin-right="0in" fo:text-indent="0.5in" style:auto-text-indent="false"/>
    </style:style>
    <style:style style:name="P73" style:family="paragraph" style:parent-style-name="Standard">
      <style:paragraph-properties fo:margin-left="1in" fo:margin-right="0in" fo:text-align="justify" style:justify-single-word="false" fo:text-indent="0.5in" style:auto-text-indent="false"/>
    </style:style>
    <style:style style:name="P74" style:family="paragraph" style:parent-style-name="Standard">
      <style:paragraph-properties fo:margin-left="1in" fo:margin-right="0in" fo:text-align="justify" style:justify-single-word="false" fo:text-indent="0.5in" style:auto-text-indent="false"/>
      <style:text-properties fo:font-size="12pt" fo:font-weight="bold" style:font-size-asian="12pt" style:font-weight-asian="bold" style:font-size-complex="12pt"/>
    </style:style>
    <style:style style:name="P75" style:family="paragraph" style:parent-style-name="Standard">
      <style:paragraph-properties fo:margin-left="1in" fo:margin-right="0in" fo:text-align="justify" style:justify-single-word="false" fo:text-indent="0.5in" style:auto-text-indent="false"/>
      <style:text-properties fo:font-size="12pt" style:font-size-asian="12pt" style:font-size-complex="12pt"/>
    </style:style>
    <style:style style:name="P7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7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2pt" style:font-size-asian="12pt" style:font-size-complex="12pt"/>
    </style:style>
    <style:style style:name="P78" style:family="paragraph" style:parent-style-name="Standard" style:master-page-name="Standard">
      <style:paragraph-properties fo:text-align="center" style:justify-single-word="false" style:page-number="1"/>
    </style:style>
    <style:style style:name="P79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80" style:family="paragraph" style:parent-style-name="Standard" style:master-page-name="Converted2">
      <style:paragraph-properties fo:text-align="start" style:justify-single-word="false" style:page-number="auto"/>
      <style:text-properties fo:font-size="12pt" fo:font-weight="bold" style:font-size-asian="12pt" style:font-weight-asian="bold" style:font-size-complex="12pt"/>
    </style:style>
    <style:style style:name="P81" style:family="paragraph" style:parent-style-name="Heading_20_2" style:list-style-name="WWNum9">
      <style:paragraph-properties fo:margin-left="0.5in" fo:margin-right="0in" fo:margin-top="0in" fo:margin-bottom="0.0835in" loext:contextual-spacing="false" fo:text-indent="-0.25in" style:auto-text-indent="false"/>
    </style:style>
    <style:style style:name="P82" style:family="paragraph" style:parent-style-name="Heading_20_2" style:list-style-name="WWNum19">
      <style:paragraph-properties fo:margin-left="0.5in" fo:margin-right="0in" fo:margin-top="0in" fo:margin-bottom="0.0835in" loext:contextual-spacing="false" fo:text-align="justify" style:justify-single-word="false" fo:text-indent="-0.25in" style:auto-text-indent="false"/>
    </style:style>
    <style:style style:name="P83" style:family="paragraph" style:parent-style-name="Heading_20_2" style:list-style-name="WWNum9">
      <style:paragraph-properties fo:margin-left="0.5in" fo:margin-right="0in" fo:text-indent="-0.25in" style:auto-text-indent="false"/>
    </style:style>
    <style:style style:name="P84" style:family="paragraph" style:parent-style-name="Heading_20_2" style:list-style-name="WWNum19">
      <style:paragraph-properties fo:margin-left="0.5in" fo:margin-right="0in" fo:text-align="justify" style:justify-single-word="false" fo:text-indent="-0.25in" style:auto-text-indent="false"/>
    </style:style>
    <style:style style:name="P85" style:family="paragraph" style:parent-style-name="Heading_20_2" style:list-style-name="WWNum15">
      <style:paragraph-properties fo:margin-left="0.5in" fo:margin-right="0in" fo:text-align="justify" style:justify-single-word="false" fo:text-indent="-0.25in" style:auto-text-indent="false"/>
    </style:style>
    <style:style style:name="P86" style:family="paragraph" style:parent-style-name="Heading_20_2" style:list-style-name="WWNum10">
      <style:paragraph-properties fo:margin-left="0.5in" fo:margin-right="0in" fo:text-align="justify" style:justify-single-word="false" fo:text-indent="-0.25in" style:auto-text-indent="false"/>
    </style:style>
    <style:style style:name="P87" style:family="paragraph" style:parent-style-name="Heading_20_2" style:list-style-name="WWNum8">
      <style:paragraph-properties fo:margin-left="0.5in" fo:margin-right="0in" fo:text-indent="-0.25in" style:auto-text-indent="false"/>
    </style:style>
    <style:style style:name="P88" style:family="paragraph" style:parent-style-name="Heading_20_2" style:list-style-name="WWNum15">
      <style:paragraph-properties fo:margin-left="0.5in" fo:margin-right="0in" fo:text-indent="-0.25in" style:auto-text-indent="false"/>
    </style:style>
    <style:style style:name="P89" style:family="paragraph" style:parent-style-name="Heading_20_2" style:list-style-name="WWNum16">
      <style:paragraph-properties fo:margin-left="0.5in" fo:margin-right="0in" fo:text-indent="-0.25in" style:auto-text-indent="false"/>
    </style:style>
    <style:style style:name="P90" style:family="paragraph" style:parent-style-name="Heading_20_2">
      <style:paragraph-properties fo:margin-left="0in" fo:margin-right="0in" fo:text-align="justify" style:justify-single-word="false" fo:text-indent="0in" style:auto-text-indent="false"/>
      <style:text-properties fo:font-size="12pt" style:font-size-asian="12pt" style:font-size-complex="12pt"/>
    </style:style>
    <style:style style:name="P91" style:family="paragraph" style:parent-style-name="Heading_20_1">
      <style:paragraph-properties fo:text-align="center" style:justify-single-word="false"/>
    </style:style>
    <style:style style:name="P92" style:family="paragraph" style:parent-style-name="Heading_20_1" style:list-style-name="WWNum4">
      <style:paragraph-properties fo:margin-left="0.5in" fo:margin-right="0in" fo:text-align="center" style:justify-single-word="false" fo:text-indent="-0.25in" style:auto-text-indent="false"/>
    </style:style>
    <style:style style:name="P93" style:family="paragraph" style:parent-style-name="Heading_20_1" style:list-style-name="WWNum14">
      <style:paragraph-properties fo:margin-left="0.5in" fo:margin-right="0in" fo:text-align="center" style:justify-single-word="false" fo:text-indent="-0.25in" style:auto-text-indent="false"/>
    </style:style>
    <style:style style:name="P94" style:family="paragraph" style:parent-style-name="Heading_20_1" style:list-style-name="WWNum12">
      <style:paragraph-properties fo:margin-left="0.5in" fo:margin-right="0in" fo:text-align="center" style:justify-single-word="false" fo:text-indent="-0.25in" style:auto-text-indent="false"/>
    </style:style>
    <style:style style:name="P95" style:family="paragraph" style:parent-style-name="Heading_20_1" style:list-style-name="WWNum17">
      <style:paragraph-properties fo:margin-left="0.5in" fo:margin-right="0in" fo:text-align="center" style:justify-single-word="false" fo:text-indent="-0.25in" style:auto-text-indent="false"/>
    </style:style>
    <style:style style:name="P96" style:family="paragraph" style:parent-style-name="Heading_20_1" style:list-style-name="WWNum4">
      <style:paragraph-properties fo:margin-left="0.5in" fo:margin-right="0in" fo:margin-top="0.278in" fo:margin-bottom="0in" loext:contextual-spacing="false" fo:text-align="center" style:justify-single-word="false" fo:text-indent="-0.25in" style:auto-text-indent="false"/>
    </style:style>
    <style:style style:name="P97" style:family="paragraph" style:parent-style-name="Heading_20_1" style:list-style-name="WWNum11">
      <style:paragraph-properties fo:margin-left="0.5in" fo:margin-right="0in" fo:text-align="center" style:justify-single-word="false" fo:text-indent="-0.25in" style:auto-text-indent="false" fo:break-before="page"/>
    </style:style>
    <style:style style:name="P98" style:family="paragraph" style:parent-style-name="Heading_20_1" style:list-style-name="WWNum2">
      <style:paragraph-properties fo:margin-left="1in" fo:margin-right="0in" fo:margin-top="0.278in" fo:margin-bottom="0in" loext:contextual-spacing="false" fo:text-align="center" style:justify-single-word="false" fo:text-indent="-0.25in" style:auto-text-indent="false"/>
    </style:style>
    <style:style style:name="P99" style:family="paragraph" style:parent-style-name="Heading_20_1" style:list-style-name="WWNum3">
      <style:paragraph-properties fo:margin-left="1in" fo:margin-right="0in" fo:text-align="center" style:justify-single-word="false" fo:text-indent="-0.25in" style:auto-text-indent="false"/>
    </style:style>
    <style:style style:name="P100" style:family="paragraph" style:parent-style-name="Heading_20_1" style:list-style-name="WWNum20">
      <style:paragraph-properties fo:margin-left="1in" fo:margin-right="0in" fo:text-indent="-0.25in" style:auto-text-indent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color="#0000ee" style:text-underline-style="solid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1pt" style:text-underline-style="none" fo:font-weight="bold" style:font-name-asian="Arial1" style:font-size-asian="11pt" style:font-weight-asian="bold" style:font-name-complex="Arial1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1pt" style:text-underline-style="none" fo:font-weight="normal" style:font-name-asian="Arial1" style:font-size-asian="11pt" style:font-weight-asian="normal" style:font-name-complex="Arial1" style:font-size-complex="11pt"/>
    </style:style>
    <style:style style:name="T6" style:family="text">
      <style:text-properties fo:color="#d4d4d4" style:font-name="Courier New" fo:font-size="10.5pt" fo:font-weight="bold" style:font-name-asian="Courier New1" style:font-size-asian="10.5pt" style:font-weight-asian="bold" style:font-name-complex="Courier New1" style:font-size-complex="10.5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><text:span text:style-name="T1">Universidade Federal de Alagoas - UFAL</text:span><office:annotation office:name="__Annotation__4_1455733860"><dc:creator>Samuel Lima da Silva</dc:creator><dc:date>2021-04-06T15:49:14</dc:date><text:p><text:span text:style-name="T7">Colocar todas as palavras reservadas e caracteres especiais em negrito. retirar apostrofos dos exeplos</text:span></text:p></office:annotation></text:p>
      <text:p text:style-name="P1"><office:annotation-end office:name="__Annotation__4_1455733860"/><text:span text:style-name="T1">Instituto de Computação - IC</text:span></text:p>
      <text:p text:style-name="P3"/>
      <text:p text:style-name="P3"/>
      <text:p text:style-name="P2"/>
      <text:p text:style-name="P2"/>
      <text:p text:style-name="P2"/>
      <text:p text:style-name="P3"/>
      <text:p text:style-name="P3"/>
      <text:p text:style-name="P3"/>
      <text:p text:style-name="P1"><text:a xlink:type="simple" xlink:href="mailto:jcsc@ic.ufal.br" text:style-name="ListLabel_20_181" text:visited-style-name="ListLabel_20_181"><text:span text:style-name="T3">Jadson Crislan Santos Costa</text:span></text:a></text:p>
      <text:p text:style-name="P1"><text:span text:style-name="T1">Samuel Lima da Silva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"><text:span text:style-name="T1">Compiladores </text:span></text:p>
      <text:p text:style-name="P16"/>
      <text:p text:style-name="P16"/>
      <text:p text:style-name="P1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1">2020.1</text:span></text:p>
      <text:p text:style-name="P1"><text:span text:style-name="T1">Universidade Federal de Alagoas - UFAL</text:span></text:p>
      <text:p text:style-name="P1"><text:span text:style-name="T1">Instituto de Computação - IC</text:span></text:p>
      <text:p text:style-name="P3"><text:soft-page-break/></text:p>
      <text:p text:style-name="P5"/>
      <text:p text:style-name="P17"/>
      <text:p text:style-name="P5"/>
      <text:p text:style-name="P3"/>
      <text:p text:style-name="P91"><text:bookmark text:name="_sf9zxaayc1ru"/>Sumário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0"><text:a xlink:type="simple" xlink:href="#_sf9zxaayc1ru" text:style-name="Index_20_Link" text:visited-style-name="Index_20_Link"><text:span text:style-name="T4">Sumário</text:span></text:a><text:span text:style-name="T4"><text:tab/>2</text:span></text:p>
          <text:p text:style-name="P21"><text:a xlink:type="simple" xlink:href="#_akyxhkqkrv93" text:style-name="Index_20_Link" text:visited-style-name="Index_20_Link"><text:span text:style-name="T4">Estrutura geral de um programa</text:span></text:a><text:span text:style-name="T4"><text:tab/>4</text:span></text:p>
          <text:p text:style-name="P21"><text:a xlink:type="simple" xlink:href="#_35fa7zvlk10p" text:style-name="Index_20_Link" text:visited-style-name="Index_20_Link"><text:span text:style-name="T4">Nomes</text:span></text:a><text:span text:style-name="T4"><text:tab/>5</text:span></text:p>
          <text:p text:style-name="P21"><text:a xlink:type="simple" xlink:href="#_hwgitegz6hiv" text:style-name="Index_20_Link" text:visited-style-name="Index_20_Link"><text:span text:style-name="T4">Palavras reservadas</text:span></text:a><text:span text:style-name="T4"><text:tab/>6</text:span></text:p>
          <text:p text:style-name="P21"><text:a xlink:type="simple" xlink:href="#_tmqpmr4xzulv" text:style-name="Index_20_Link" text:visited-style-name="Index_20_Link"><text:span text:style-name="T4">Instruções</text:span></text:a><text:span text:style-name="T4"><text:tab/>7</text:span></text:p>
          <text:p text:style-name="P21"><text:a xlink:type="simple" xlink:href="#_red4ufquhg5k" text:style-name="Index_20_Link" text:visited-style-name="Index_20_Link"><text:span text:style-name="T4">Variáveis</text:span></text:a><text:span text:style-name="T4"><text:tab/>8</text:span></text:p>
          <text:p text:style-name="P21"><text:a xlink:type="simple" xlink:href="#_q4snpbuoukwu" text:style-name="Index_20_Link" text:visited-style-name="Index_20_Link"><text:span text:style-name="T4">Escopo</text:span></text:a><text:span text:style-name="T4"><text:tab/>9</text:span></text:p>
          <text:p text:style-name="P32"><text:a xlink:type="simple" xlink:href="#_osgv389xaecz" text:style-name="Index_20_Link" text:visited-style-name="Index_20_Link"><text:span text:style-name="T5">Escopo Estático</text:span></text:a><text:span text:style-name="T5"><text:tab/>9</text:span></text:p>
          <text:p text:style-name="P32"><text:a xlink:type="simple" xlink:href="#_cwde86db29md" text:style-name="Index_20_Link" text:visited-style-name="Index_20_Link"><text:span text:style-name="T5">Blocos</text:span></text:a><text:span text:style-name="T5"><text:tab/>9</text:span></text:p>
          <text:p text:style-name="P32"><text:a xlink:type="simple" xlink:href="#_8aq9bc8nvoyi" text:style-name="Index_20_Link" text:visited-style-name="Index_20_Link"><text:span text:style-name="T5">Escopo global</text:span></text:a><text:span text:style-name="T5"><text:tab/>9</text:span></text:p>
          <text:p text:style-name="P32"><text:a xlink:type="simple" xlink:href="#_3d1fwdy66uw9" text:style-name="Index_20_Link" text:visited-style-name="Index_20_Link"><text:span text:style-name="T5">Ordem de declaração</text:span></text:a><text:span text:style-name="T5"><text:tab/>9</text:span></text:p>
          <text:p text:style-name="P21"><text:a xlink:type="simple" xlink:href="#_xtl6y8uzmrr7" text:style-name="Index_20_Link" text:visited-style-name="Index_20_Link"><text:span text:style-name="T4">Tipos de dados</text:span></text:a><text:span text:style-name="T4"><text:tab/>10</text:span></text:p>
          <text:p text:style-name="P32"><text:a xlink:type="simple" xlink:href="#_6ygrowhsn6km" text:style-name="Index_20_Link" text:visited-style-name="Index_20_Link"><text:span text:style-name="T5">Tipos numéricos</text:span></text:a><text:span text:style-name="T5"><text:tab/>10</text:span></text:p>
          <text:p text:style-name="P32"><text:a xlink:type="simple" xlink:href="#_dlm20xp9lotg" text:style-name="Index_20_Link" text:visited-style-name="Index_20_Link"><text:span text:style-name="T5">Tipos Caracteres</text:span></text:a><text:span text:style-name="T5"><text:tab/>10</text:span></text:p>
          <text:p text:style-name="P32"><text:a xlink:type="simple" xlink:href="#_7g3wulkej6q1" text:style-name="Index_20_Link" text:visited-style-name="Index_20_Link"><text:span text:style-name="T5">Tipos Booleanos</text:span></text:a><text:span text:style-name="T5"><text:tab/>10</text:span></text:p>
          <text:p text:style-name="P32"><text:a xlink:type="simple" xlink:href="#_3k0lzvxksw0s" text:style-name="Index_20_Link" text:visited-style-name="Index_20_Link"><text:span text:style-name="T5">Tipos array</text:span></text:a><text:span text:style-name="T5"><text:tab/>10</text:span></text:p>
          <text:p text:style-name="P32"><text:a xlink:type="simple" xlink:href="#_he97u53zkeys" text:style-name="Index_20_Link" text:visited-style-name="Index_20_Link"><text:span text:style-name="T5">Outros tipos</text:span></text:a><text:span text:style-name="T5"><text:tab/>11</text:span></text:p>
          <text:p text:style-name="P32"><text:soft-page-break/><text:a xlink:type="simple" xlink:href="#_vwgxeppaw40i" text:style-name="Index_20_Link" text:visited-style-name="Index_20_Link"><text:span text:style-name="T5">Declaração de tipos</text:span></text:a><text:span text:style-name="T5"><text:tab/>11</text:span></text:p>
          <text:p text:style-name="P32"><text:a xlink:type="simple" xlink:href="#_wzqrgwfqgpq2" text:style-name="Index_20_Link" text:visited-style-name="Index_20_Link"><text:span text:style-name="T5">Operações com os tipos</text:span></text:a><text:span text:style-name="T5"><text:tab/>12</text:span></text:p>
          <text:p text:style-name="P32"><text:a xlink:type="simple" xlink:href="#_pkkows5j6fb3" text:style-name="Index_20_Link" text:visited-style-name="Index_20_Link"><text:span text:style-name="T5">Inicialização</text:span></text:a><text:span text:style-name="T5"><text:tab/>12</text:span></text:p>
          <text:p text:style-name="P21"><text:a xlink:type="simple" xlink:href="#_b9pf8tydf8yl" text:style-name="Index_20_Link" text:visited-style-name="Index_20_Link"><text:span text:style-name="T4">Expressões e atribuição</text:span></text:a><text:span text:style-name="T4"><text:tab/>13</text:span></text:p>
          <text:p text:style-name="P32"><text:a xlink:type="simple" xlink:href="#_mmcngleb31it" text:style-name="Index_20_Link" text:visited-style-name="Index_20_Link"><text:span text:style-name="T5">Expressões aritméticas</text:span></text:a><text:span text:style-name="T5"><text:tab/>13</text:span></text:p>
          <text:p text:style-name="P32"><text:a xlink:type="simple" xlink:href="#_i8nwrwlnil5g" text:style-name="Index_20_Link" text:visited-style-name="Index_20_Link"><text:span text:style-name="T5">Expressões relacionais e lógicas</text:span></text:a><text:span text:style-name="T5"><text:tab/>13</text:span></text:p>
          <text:p text:style-name="P32"><text:a xlink:type="simple" xlink:href="#_ckkp72zf0yfv" text:style-name="Index_20_Link" text:visited-style-name="Index_20_Link"><text:span text:style-name="T5">Expressões com caracteres e cadeia de caracteres</text:span></text:a><text:span text:style-name="T5"><text:tab/>13</text:span></text:p>
          <text:p text:style-name="P32"><text:a xlink:type="simple" xlink:href="#_3jxe9e4bekom" text:style-name="Index_20_Link" text:visited-style-name="Index_20_Link"><text:span text:style-name="T5">Precedência e associatividade</text:span></text:a><text:span text:style-name="T5"><text:tab/>14</text:span></text:p>
          <text:p text:style-name="P32"><text:a xlink:type="simple" xlink:href="#_omees72k9kvr" text:style-name="Index_20_Link" text:visited-style-name="Index_20_Link"><text:span text:style-name="T5">Avaliação em curto-circuito</text:span></text:a><text:span text:style-name="T5"><text:tab/>15</text:span></text:p>
          <text:p text:style-name="P32"><text:a xlink:type="simple" xlink:href="#_yp335jqoiff8" text:style-name="Index_20_Link" text:visited-style-name="Index_20_Link"><text:span text:style-name="T5">Sobrecarga de operadores</text:span></text:a><text:span text:style-name="T5"><text:tab/>15</text:span></text:p>
          <text:p text:style-name="P32"><text:a xlink:type="simple" xlink:href="#_dlh6trr6vguv" text:style-name="Index_20_Link" text:visited-style-name="Index_20_Link"><text:span text:style-name="T5">Conversões de tipos</text:span></text:a><text:span text:style-name="T5"><text:tab/>16</text:span></text:p>
          <text:p text:style-name="P32"><text:a xlink:type="simple" xlink:href="#_t0txhf56o2hx" text:style-name="Index_20_Link" text:visited-style-name="Index_20_Link"><text:span text:style-name="T5">Atribuição</text:span></text:a><text:span text:style-name="T5"><text:tab/>16</text:span></text:p>
          <text:p text:style-name="P21"><text:a xlink:type="simple" xlink:href="#_65t99y27p0jw" text:style-name="Index_20_Link" text:visited-style-name="Index_20_Link"><text:span text:style-name="T4">Estruturas de controle de fluxo</text:span></text:a><text:span text:style-name="T4"><text:tab/>17</text:span></text:p>
          <text:p text:style-name="P32"><text:a xlink:type="simple" xlink:href="#_tb4dqucl1cb9" text:style-name="Index_20_Link" text:visited-style-name="Index_20_Link"><text:span text:style-name="T5">Estruturas de seleção</text:span></text:a><text:span text:style-name="T5"><text:tab/>17</text:span></text:p>
          <text:p text:style-name="P32"><text:a xlink:type="simple" xlink:href="#_5s3yj052rjbi" text:style-name="Index_20_Link" text:visited-style-name="Index_20_Link"><text:span text:style-name="T5">Estruturas de iteração</text:span></text:a><text:span text:style-name="T5"><text:tab/>17</text:span></text:p>
          <text:p text:style-name="P32"><text:a xlink:type="simple" xlink:href="#_oebqxiipk7ir" text:style-name="Index_20_Link" text:visited-style-name="Index_20_Link"><text:span text:style-name="T5">Desvio incondicional</text:span></text:a><text:span text:style-name="T5"><text:tab/>18</text:span></text:p>
          <text:p text:style-name="P21"><text:a xlink:type="simple" xlink:href="#_esmxuiqqpz2c" text:style-name="Index_20_Link" text:visited-style-name="Index_20_Link"><text:span text:style-name="T4">Subprogramas</text:span></text:a><text:span text:style-name="T4"><text:tab/>19</text:span></text:p>
          <text:p text:style-name="P32"><text:a xlink:type="simple" xlink:href="#_yi3sr9ngyeqp" text:style-name="Index_20_Link" text:visited-style-name="Index_20_Link"><text:span text:style-name="T5">Declaração de um subprograma</text:span></text:a><text:span text:style-name="T5"><text:tab/>19</text:span></text:p>
          <text:p text:style-name="P32"><text:a xlink:type="simple" xlink:href="#_34temfib72da" text:style-name="Index_20_Link" text:visited-style-name="Index_20_Link"><text:span text:style-name="T5">Modo de passagem de parâmetros</text:span></text:a><text:span text:style-name="T5"><text:tab/>20</text:span></text:p>
          <text:p text:style-name="P21"><text:a xlink:type="simple" xlink:href="#_g6i4v2hjafi8" text:style-name="Index_20_Link" text:visited-style-name="Index_20_Link"><text:span text:style-name="T4">Instruções de entrada e saída</text:span></text:a><text:span text:style-name="T4"><text:tab/>21</text:span></text:p>
          <text:p text:style-name="P21"><text:a xlink:type="simple" xlink:href="#_atr9i5g1l485" text:style-name="Index_20_Link" text:visited-style-name="Index_20_Link"><text:span text:style-name="T4">Comentários</text:span></text:a><text:span text:style-name="T4"><text:tab/>22</text:span></text:p>
          <text:p text:style-name="P21"><text:soft-page-break/><text:a xlink:type="simple" xlink:href="#_9t9fco1htst5" text:style-name="Index_20_Link" text:visited-style-name="Index_20_Link"><text:span text:style-name="T4">Especificação dos tokens</text:span></text:a><text:span text:style-name="T4"><text:tab/>23</text:span></text:p>
          <text:p text:style-name="P32"><text:a xlink:type="simple" xlink:href="#_fce4iz8yk7zm" text:style-name="Index_20_Link" text:visited-style-name="Index_20_Link"><text:span text:style-name="T5">Tabela de categoria de tokens</text:span></text:a><text:span text:style-name="T5"><text:tab/>23</text:span></text:p>
          <text:p text:style-name="P33"><text:a xlink:type="simple" xlink:href="#_afhkabhqkemd" text:style-name="Index_20_Link" text:visited-style-name="Index_20_Link"><text:span text:style-name="T5">Tabela de expressões regulares</text:span></text:a><text:span text:style-name="T5"><text:tab/>26</text:span></text:p>
        </text:index-body>
      </text:table-of-content>
      <text:p text:style-name="P2"/>
      <text:p text:style-name="P3"/>
      <text:p text:style-name="P18"/>
      <text:list xml:id="list2625904984" text:style-name="WWNum4">
        <text:list-item>
          <text:p text:style-name="P92"><text:bookmark text:name="_akyxhkqkrv93"/>Estrutura geral de um programa</text:p>
        </text:list-item>
      </text:list>
      <text:p text:style-name="P10"/>
      <text:p text:style-name="P34"><text:span text:style-name="T1">A linguagem admite escopo global e escopo local de variáveis. As variáveis são declaradas ao especificar seu tipo e seu identificador em qualquer parte do programa. Subprogramas são declarados ao se declarar seu tipo de retorno, seu identificador e sua lista de parâmetros. <text:s/>A execução de um programa se inicia no subprograma de identificador ‘main’. <text:s/>Uma instrução sempre deve terminar com o caractere </text:span><text:span text:style-name="T2">;</text:span><text:span text:style-name="T1">. Blocos de comandos são iniciados por </text:span><text:span text:style-name="T2">{</text:span><text:span text:style-name="T1"> e terminados por </text:span><text:span text:style-name="T2">}</text:span><text:span text:style-name="T1">. Ao longo deste texto os caracteres especiais e palavras reservadas da linguagem estão em negrito.</text:span></text:p>
      <text:p text:style-name="P23"><text:span text:style-name="T1"><text:s/></text:span></text:p>
      <text:p text:style-name="P29"/>
      <text:list xml:id="list125926847008505" text:continue-numbering="true" text:style-name="WWNum4">
        <text:list-item>
          <text:p text:style-name="P92"><text:bookmark text:name="_35fa7zvlk10p"/>Nomes</text:p>
        </text:list-item>
      </text:list>
      <text:p text:style-name="P24"/>
      <text:p text:style-name="P34"><text:span text:style-name="T1">Nomes são sensíveis à caixa. Nomes não possuem limite de caracteres. Nomes podem conter qualquer caractere alfabético, numérico e o caractere </text:span><text:span text:style-name="T2">_</text:span><text:span text:style-name="T1">. Nomes só podem começar com caractere alfabético ou _. </text:span></text:p>
      <text:p text:style-name="P34"><text:span text:style-name="T1">A expressão regular para aceitar um nome:</text:span></text:p>
      <text:p text:style-name="P35"><text:span text:style-name="T1">‘[_a-zA-Z][_a-zA-Z0-9]*’</text:span></text:p>
      <text:p text:style-name="P36"/>
      <text:p text:style-name="P36"/>
      <text:p text:style-name="P29"/>
      <text:list xml:id="list125927831302165" text:continue-numbering="true" text:style-name="WWNum4">
        <text:list-item>
          <text:p text:style-name="P92"><text:bookmark text:name="_hwgitegz6hiv"/>Palavras reservadas</text:p>
        </text:list-item>
      </text:list>
      <text:p text:style-name="P22"><text:span text:style-name="T2"><text:tab/><text:tab/></text:span></text:p>
      <text:p text:style-name="P34"><text:span text:style-name="T1">Palavras reservadas da linguagem não podem ser usadas como nome. As palavras reservadas são: </text:span><text:span text:style-name="T2">if, else, while, for, break, return, int, float, char, void, string, bool, and, <text:s/>or, true, false</text:span><text:span text:style-name="T1">. </text:span></text:p>
      <text:p text:style-name="P34"><text:span text:style-name="T1">Os caracteres especiais da linguagem são: </text:span><text:span text:style-name="T2">; , + - * ( ) { } [ ] ! ‘ ’ “ ” = &gt; &lt; ^ %</text:span></text:p>
      <text:p text:style-name="P24"/>
      <text:p text:style-name="P36"/>
      <text:p text:style-name="P44"/>
      <text:p text:style-name="P36"/>
      <text:list xml:id="list125926529995718" text:continue-numbering="true" text:style-name="WWNum4">
        <text:list-item>
          <text:p text:style-name="P92"><text:bookmark text:name="_red4ufquhg5k"/>Variáveis</text:p>
        </text:list-item>
      </text:list>
      <text:p text:style-name="P22"><text:span text:style-name="T1"><text:tab/></text:span></text:p>
      <text:p text:style-name="P34"><text:span text:style-name="T1">Variáveis possuem um nome, valor e endereço na memória. Variáveis podem ser declaradas dentro de subprogramas <text:s/>ou fora deles. <text:s/>Não é permitido mascaramento de variáveis.</text:span></text:p>
      <text:p text:style-name="P34"><text:span text:style-name="T1">Várias variáveis podem ser declaradas em uma mesma instrução. Mais detalhes sobre inicialização na seção <text:s/>7.</text:span></text:p>
      <text:p text:style-name="P34"><text:span text:style-name="T1">A forma de declaração de uma variável é:</text:span></text:p>
      <text:p text:style-name="P34"><text:span text:style-name="T1">tipo nome </text:span><text:span text:style-name="T2">;</text:span></text:p>
      <text:p text:style-name="P36"/>
      <text:p text:style-name="P34"><text:span text:style-name="T1">Ou na forma de declarar várias variáveis com o mesmo tipo de uma única vez:</text:span></text:p>
      <text:p text:style-name="P34"><text:span text:style-name="T1">tipo nome1 , nome2 </text:span><text:span text:style-name="T2">,</text:span><text:span text:style-name="T1"> nome3 </text:span><text:span text:style-name="T2">,</text:span><text:span text:style-name="T1"> … </text:span><text:span text:style-name="T2">,</text:span><text:span text:style-name="T1"> nomeN </text:span><text:span text:style-name="T2">;</text:span></text:p>
      <text:p text:style-name="P11"><text:span text:style-name="T1"><text:tab/></text:span></text:p>
      <text:p text:style-name="P38"><text:span text:style-name="T1">Ou na forma de declarar uma única variável com um valor de inicialização:</text:span></text:p>
      <text:p text:style-name="P11"><text:span text:style-name="T1"><text:tab/>tipo nome </text:span><text:span text:style-name="T2">=</text:span><text:span text:style-name="T1"> valor_de_inicialização</text:span><text:span text:style-name="T2"> ;</text:span></text:p>
      <text:p text:style-name="P8"/>
      <text:p text:style-name="P11"><text:span text:style-name="T2"><text:tab/></text:span><text:span text:style-name="T1">forma de inicializar várias variáveis numa mesma instrução:</text:span></text:p>
      <text:p text:style-name="P11"><text:span text:style-name="T1"><text:tab/>tipo nome1 </text:span><text:span text:style-name="T2">= </text:span><text:span text:style-name="T1">valor_de_inicialização </text:span><text:span text:style-name="T2">,</text:span><text:span text:style-name="T1"> nome2</text:span><text:span text:style-name="T2"> =</text:span><text:span text:style-name="T1"> valor_de_inicialização</text:span><text:span text:style-name="T2">,</text:span><text:span text:style-name="T1"> … </text:span><text:span text:style-name="T2">,</text:span><text:span text:style-name="T1"> nomeN </text:span><text:span text:style-name="T2">=</text:span><text:span text:style-name="T1"> valor_de_inicialização</text:span><text:span text:style-name="T2">;</text:span></text:p>
      <text:p text:style-name="P5"/>
      <text:p text:style-name="P11"><text:span text:style-name="T1"><text:tab/></text:span></text:p>
      <text:p text:style-name="P38"><text:span text:style-name="T1">Mais detalhes sobre tipos na seção 7. Mais detalhes sobre valores de inicialização na seção 7. A forma de declaração de uma variável do tipo array é detalhada na seção 7.</text:span></text:p>
      <text:p text:style-name="P26"/>
      <text:p text:style-name="P30"/>
      <text:list xml:id="list125928097436020" text:continue-numbering="true" text:style-name="WWNum4">
        <text:list-item>
          <text:p text:style-name="P96"><text:bookmark text:name="_q4snpbuoukwu"/>Escopo</text:p>
        </text:list-item>
      </text:list>
      <text:list xml:id="list3834626236" text:style-name="WWNum9">
        <text:list-item>
          <text:p text:style-name="P81"><text:bookmark text:name="_osgv389xaecz"/>Escopo Local</text:p>
        </text:list-item>
      </text:list>
      <text:p text:style-name="P46"/>
      <text:p text:style-name="P54"><text:span text:style-name="T1">A linguagem admite escopo local de variáveis. Variáveis declaradas dentro de subprogramas possuem escopo local. </text:span></text:p>
      <text:p text:style-name="P61"/>
      <text:list xml:id="list125927553827661" text:continue-numbering="true" text:style-name="WWNum9">
        <text:list-item>
          <text:p text:style-name="P83"><text:bookmark text:name="_cwde86db29md"/>Blocos</text:p>
        </text:list-item>
      </text:list>
      <text:p text:style-name="P46"/>
      <text:p text:style-name="P54"><text:span text:style-name="T1">A linguagem permite o uso de blocos para definir novos escopos locais dentro de um escopo estático existente, assim, blocos podem ser aninhados. Blocos sempre são limitados por </text:span><text:span text:style-name="T2">{ </text:span><text:span text:style-name="T1">e</text:span><text:span text:style-name="T2"> }</text:span><text:span text:style-name="T1">.</text:span></text:p>
      <text:p text:style-name="P61"/>
      <text:list xml:id="list125928270866219" text:continue-numbering="true" text:style-name="WWNum9">
        <text:list-item>
          <text:p text:style-name="P83"><text:bookmark text:name="_8aq9bc8nvoyi"/>Escopo global</text:p>
        </text:list-item>
      </text:list>
      <text:p text:style-name="P46"/>
      <text:p text:style-name="P54"><text:span text:style-name="T1">Variáveis declaradas fora de subprogramas possuem escopo global. Variáveis com escopo global são visíveis a todos os subprogramas no programa.</text:span></text:p>
      <text:p text:style-name="P60"/>
      <text:list xml:id="list125927097490729" text:continue-numbering="true" text:style-name="WWNum9">
        <text:list-item>
          <text:p text:style-name="P83"><text:bookmark text:name="_3d1fwdy66uw9"/>Ordem de declaração</text:p>
        </text:list-item>
      </text:list>
      <text:p text:style-name="P46"/>
      <text:p text:style-name="P54"><text:span text:style-name="T1">A declaração de uma variável dentro de um subprograma pode aparecer em qualquer ponto que uma instrução possa ocorrer. Entretanto, seu escopo começa em sua declaração e termina no fim do bloco ao qual pertence.</text:span></text:p>
      <text:p text:style-name="P56"/>
      <text:p text:style-name="P59"/>
      <text:p text:style-name="P24"/>
      <text:list xml:id="list903983926" text:style-name="WWNum2">
        <text:list-item>
          <text:p text:style-name="P98"><text:bookmark text:name="_xtl6y8uzmrr7"/>Tipos de dados</text:p>
        </text:list-item>
      </text:list>
      <text:list xml:id="list3749240592" text:style-name="WWNum19">
        <text:list-item>
          <text:p text:style-name="P82"><text:bookmark text:name="_6ygrowhsn6km"/>Tipos numéricos</text:p>
        </text:list-item>
      </text:list>
      <text:p text:style-name="P47"/>
      <text:list xml:id="list125927976690059" text:continue-numbering="true" text:style-name="WWNum19">
        <text:list-item>
          <text:list>
            <text:list-item>
              <text:p text:style-name="P63"><text:span text:style-name="T2">int</text:span><text:span text:style-name="T1">: Número inteiro.</text:span></text:p>
            </text:list-item>
            <text:list-item>
              <text:p text:style-name="P63"><text:span text:style-name="T2">float</text:span><text:span text:style-name="T1">: Número de ponto flutuante.</text:span></text:p>
            </text:list-item>
          </text:list>
        </text:list-item>
      </text:list>
      <text:p text:style-name="P23"><text:span text:style-name="T1"><text:tab/>Tipos numéricos só suportam números na base decimal.</text:span></text:p>
      <text:p text:style-name="P23"><text:span text:style-name="T1"><text:tab/>A expressão regular para constantes literais do tipo </text:span><text:span text:style-name="T2">int</text:span><text:span text:style-name="T1"> é:</text:span></text:p>
      <text:p text:style-name="P54"><text:span text:style-name="T1">‘{Dig}{Dig}*’</text:span></text:p>
      <text:p text:style-name="P54"><text:span text:style-name="T1">Onde Dig é expandido para [0-9].</text:span></text:p>
      <text:p text:style-name="P34"><text:span text:style-name="T1">A expressão regular para constantes literais do tipo float <text:s/>é:</text:span></text:p>
      <text:p text:style-name="P34"><text:span text:style-name="T1"><text:tab/>‘({Dig})({Dig}*)\.({Dig}*)’</text:span></text:p>
      <text:p text:style-name="P49"><text:span text:style-name="T1">A constante literal deve estar na base decimal.</text:span></text:p>
      <text:p text:style-name="P47"/>
      <text:p text:style-name="P49"><text:span text:style-name="T1">Variáveis de tipo numéricos podem ser inicializadas com constantes literais de seu tipo.</text:span></text:p>
      <text:p text:style-name="P25"/>
      <text:list xml:id="list125928467170351" text:continue-numbering="true" text:style-name="WWNum19">
        <text:list-item>
          <text:p text:style-name="P84"><text:bookmark text:name="_dlm20xp9lotg"/>Tipos Caracteres</text:p>
        </text:list-item>
      </text:list>
      <text:p text:style-name="P47"/>
      <text:list xml:id="list125926838069062" text:continue-numbering="true" text:style-name="WWNum19">
        <text:list-item>
          <text:list>
            <text:list-item>
              <text:p text:style-name="P63"><text:span text:style-name="T2">char</text:span><text:span text:style-name="T1">: 1 único caractere. Admite qualquer caractere ASCII.</text:span></text:p>
            </text:list-item>
            <text:list-item>
              <text:p text:style-name="P63"><text:span text:style-name="T2">string</text:span><text:span text:style-name="T1">: Cadeia de caracteres. Caracteres da string podem ser indexados utilizando </text:span><text:span text:style-name="T2">[</text:span><text:span text:style-name="T1">índice</text:span><text:span text:style-name="T2">]</text:span><text:span text:style-name="T1">. Onde índice deve ser uma constante literal do tipo </text:span><text:span text:style-name="T2">int</text:span><text:span text:style-name="T1">, uma variável do tipo </text:span><text:span text:style-name="T2">int</text:span><text:span text:style-name="T1"> ou uma expressão aritmética com resultado do tipo </text:span><text:span text:style-name="T2">int</text:span><text:span text:style-name="T1">. O primeiro caractere da string tem índice 0 e assim por diante. Mais detalhes nas seções 8 e 13.</text:span></text:p>
            </text:list-item>
          </text:list>
        </text:list-item>
      </text:list>
      <text:p text:style-name="P67"><text:soft-page-break/><text:span text:style-name="T1">A expressão regular para formar constantes literais do tipo char e string é:</text:span></text:p>
      <text:list xml:id="list3485053270" text:style-name="WWNum13">
        <text:list-item>
          <text:p text:style-name="P70"><text:span text:style-name="T2">char: </text:span><text:span text:style-name="T1">\’[^\’]\’</text:span></text:p>
        </text:list-item>
        <text:list-item>
          <text:p text:style-name="P70"><text:span text:style-name="T2">string: </text:span><text:span text:style-name="T1">\”([^\”]*)\”</text:span></text:p>
        </text:list-item>
      </text:list>
      <text:p text:style-name="P69"/>
      <text:list xml:id="list125926437935220" text:continue-list="list125926838069062" text:style-name="WWNum19">
        <text:list-item>
          <text:p text:style-name="P84"><text:bookmark text:name="_7g3wulkej6q1"/>Tipos Booleanos</text:p>
        </text:list-item>
      </text:list>
      <text:p text:style-name="P47"/>
      <text:list xml:id="list125928079242810" text:continue-numbering="true" text:style-name="WWNum19">
        <text:list-item>
          <text:list>
            <text:list-item>
              <text:p text:style-name="P63"><text:span text:style-name="T2">bool</text:span><text:span text:style-name="T1">: Booleano.</text:span></text:p>
            </text:list-item>
          </text:list>
        </text:list-item>
      </text:list>
      <text:p text:style-name="P67"><text:span text:style-name="T1">As constantes literais do tipo bool são </text:span><text:span text:style-name="T2">true</text:span><text:span text:style-name="T1"> ou </text:span><text:span text:style-name="T2">false</text:span><text:span text:style-name="T1">.</text:span></text:p>
      <text:p text:style-name="P69"/>
      <text:list xml:id="list125926805933026" text:continue-numbering="true" text:style-name="WWNum19">
        <text:list-item>
          <text:p text:style-name="P84"><text:bookmark text:name="_3k0lzvxksw0s"/>Tipos array</text:p>
        </text:list-item>
      </text:list>
      <text:p text:style-name="P47"/>
      <text:list xml:id="list125926380671852" text:continue-numbering="true" text:style-name="WWNum19">
        <text:list-item>
          <text:list>
            <text:list-item>
              <text:p text:style-name="P63"><text:span text:style-name="T1">O tipo array é definido ao se colocar </text:span><text:span text:style-name="T2">[</text:span><text:span text:style-name="T1"> </text:span><text:span text:style-name="T2">]</text:span><text:span text:style-name="T1"> logo após e junto do nome variável. O tamanho do array é definido entre os </text:span><text:span text:style-name="T2">[</text:span><text:span text:style-name="T1"> </text:span><text:span text:style-name="T2">]</text:span><text:span text:style-name="T1">. O tamanho do array pode ser uma expressão aritmética que terá seu valor avaliado em tempo de execução ou uma constante literal do tipo </text:span><text:span text:style-name="T2">int</text:span><text:span text:style-name="T1"> com valor não negativo. Arrays podem ser definidos como se segue:</text:span></text:p>
            </text:list-item>
          </text:list>
        </text:list-item>
      </text:list>
      <text:list xml:id="list3727520883" text:style-name="WWNum5">
        <text:list-item>
          <text:list>
            <text:list-item>
              <text:list>
                <text:list-item>
                  <text:p text:style-name="P71"><text:span text:style-name="T1">tipo nome </text:span><text:span text:style-name="T2">[ </text:span><text:span text:style-name="T1">tamanho </text:span><text:span text:style-name="T2">] ;</text:span></text:p>
                </text:list-item>
                <text:list-item>
                  <text:p text:style-name="P71"><text:span text:style-name="T1">tipo nome </text:span><text:span text:style-name="T2">[</text:span><text:span text:style-name="T1"> expressão aritmética </text:span><text:span text:style-name="T2">] ;</text:span></text:p>
                </text:list-item>
                <text:list-item>
                  <text:p text:style-name="P71"><text:span text:style-name="T1">tipo nome </text:span><text:span text:style-name="T2">[ ] = {</text:span><text:span text:style-name="T1"> elementos</text:span><text:span text:style-name="T2"> } ;</text:span></text:p>
                </text:list-item>
              </text:list>
            </text:list-item>
          </text:list>
        </text:list-item>
      </text:list>
      <text:p text:style-name="P62"><text:span text:style-name="T1">Os elementos podem ser constantes literais do tipo especificado separadas por</text:span><text:span text:style-name="T2"> , </text:span><text:span text:style-name="T1">ou variáveis do tipo especificado separadas por </text:span><text:span text:style-name="T2">,</text:span><text:span text:style-name="T1"> . O tamanho do array é inferido pela quantidade de elementos. arrays são indexados por números inteiros a partir do 0. Elementos do array são acessados pelo seu índice usando a forma: </text:span></text:p>
      <text:p text:style-name="P62"><text:span text:style-name="T1">nome</text:span><text:span text:style-name="T2">[</text:span><text:span text:style-name="T1">índice</text:span><text:span text:style-name="T2">]</text:span></text:p>
      <text:list xml:id="list125928120238960" text:continue-list="list125926380671852" text:style-name="WWNum19">
        <text:list-item>
          <text:p text:style-name="P84"><text:bookmark text:name="_he97u53zkeys"/>Outros tipos</text:p>
        </text:list-item>
      </text:list>
      <text:p text:style-name="P47"/>
      <text:list xml:id="list125926846168906" text:continue-numbering="true" text:style-name="WWNum19">
        <text:list-item>
          <text:list>
            <text:list-item>
              <text:p text:style-name="P63"><text:span text:style-name="T2">void</text:span><text:span text:style-name="T1">: Tipo usado somente para indicar que o subprograma não possui retorno, é um procedimento</text:span></text:p>
            </text:list-item>
          </text:list>
        </text:list-item>
      </text:list>
      <text:p text:style-name="P25"/>
      <text:list xml:id="list125927818124583" text:continue-numbering="true" text:style-name="WWNum19">
        <text:list-item>
          <text:p text:style-name="P84"><text:bookmark text:name="_wzqrgwfqgpq2"/><text:soft-page-break/>Operações com os tipos</text:p>
        </text:list-item>
      </text:list>
      <text:p text:style-name="P47"/>
      <text:p text:style-name="P34"><text:span text:style-name="T1">As operações para os tipos suportados são as seguintes:</text:span></text:p>
      <text:p text:style-name="P4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3"><text:span text:style-name="T1">Tipo</text:span></text:p>
          </table:table-cell>
          <table:table-cell table:style-name="Table1.A1" office:value-type="string">
            <text:p text:style-name="P13"><text:span text:style-name="T1">Operações</text:span></text:p>
          </table:table-cell>
        </table:table-row>
        <table:table-row table:style-name="Table1.1">
          <table:table-cell table:style-name="Table1.A2" office:value-type="string">
            <text:p text:style-name="P13"><text:span text:style-name="T2">int</text:span></text:p>
          </table:table-cell>
          <table:table-cell table:style-name="Table1.B2" office:value-type="string">
            <text:p text:style-name="P14"><text:span text:style-name="T1">Aritméticas e relacionais.</text:span></text:p>
          </table:table-cell>
        </table:table-row>
        <table:table-row table:style-name="Table1.1">
          <table:table-cell table:style-name="Table1.A3" office:value-type="string">
            <text:p text:style-name="P13"><text:span text:style-name="T2">float</text:span></text:p>
          </table:table-cell>
          <table:table-cell table:style-name="Table1.B3" office:value-type="string">
            <text:p text:style-name="P14"><text:span text:style-name="T1">Aritméticas e relacionais.</text:span></text:p>
          </table:table-cell>
        </table:table-row>
        <table:table-row table:style-name="Table1.1">
          <table:table-cell table:style-name="Table1.A4" office:value-type="string">
            <text:p text:style-name="P13"><text:span text:style-name="T2">char</text:span></text:p>
          </table:table-cell>
          <table:table-cell table:style-name="Table1.B4" office:value-type="string">
            <text:p text:style-name="P14"><text:span text:style-name="T1">Relacionais de igualdade e diferença e concatenação, nesse caso o resultado é do tipo </text:span><text:span text:style-name="T2">string</text:span></text:p>
          </table:table-cell>
        </table:table-row>
        <table:table-row table:style-name="Table1.1">
          <table:table-cell table:style-name="Table1.A5" office:value-type="string">
            <text:p text:style-name="P13"><text:span text:style-name="T2">string</text:span></text:p>
          </table:table-cell>
          <table:table-cell table:style-name="Table1.B5" office:value-type="string">
            <text:p text:style-name="P14"><text:span text:style-name="T1">Relacionais de igualdade e diferença e concatenação.</text:span></text:p>
          </table:table-cell>
        </table:table-row>
        <table:table-row table:style-name="Table1.1">
          <table:table-cell table:style-name="Table1.A6" office:value-type="string">
            <text:p text:style-name="P13"><text:span text:style-name="T2">bool</text:span></text:p>
          </table:table-cell>
          <table:table-cell table:style-name="Table1.B6" office:value-type="string">
            <text:p text:style-name="P14"><text:span text:style-name="T1">Relacionais de igualdade <text:s/>e diferença, negação, conjunção, disjunção.</text:span></text:p>
          </table:table-cell>
        </table:table-row>
      </table:table>
      <text:p text:style-name="P90"><text:bookmark text:name="_pkkows5j6fb3"/></text:p>
      <text:p text:style-name="P25"/>
      <text:p text:style-name="P31"/>
      <text:list xml:id="list787376243" text:style-name="WWNum3">
        <text:list-item>
          <text:p text:style-name="P99"><text:bookmark text:name="_b9pf8tydf8yl"/>Expressões e atribuição</text:p>
        </text:list-item>
      </text:list>
      <text:p text:style-name="P22"><text:span text:style-name="T1"><text:tab/></text:span></text:p>
      <text:p text:style-name="P22"><text:span text:style-name="T1"><text:tab/>Expressões na linguagem são composições de operadores, constantes literais e nomes.</text:span></text:p>
      <text:p text:style-name="P24"/>
      <text:list xml:id="list2706381660" text:style-name="WWNum8">
        <text:list-item>
          <text:p text:style-name="P87"><text:bookmark text:name="_mmcngleb31it"/>Expressões aritméticas</text:p>
        </text:list-item>
      </text:list>
      <text:p text:style-name="P48"/>
      <text:p text:style-name="P73"><text:span text:style-name="T1">Todos os operadores aritméticos binários são infixos. Os operadores aritméticos são: </text:span><text:span text:style-name="T2">+</text:span><text:span text:style-name="T1">(adição), </text:span><text:span text:style-name="T2">-</text:span><text:span text:style-name="T1">(subtração), </text:span><text:span text:style-name="T2">*</text:span><text:span text:style-name="T1">(multiplicação), </text:span><text:span text:style-name="T2">/</text:span><text:span text:style-name="T1">(divisão), </text:span><text:span text:style-name="T2">%</text:span><text:span text:style-name="T1">(resto). </text:span></text:p>
      <text:p text:style-name="P73"><text:span text:style-name="T1">As expressões aritméticas são compostas com variáveis do tipo </text:span><text:span text:style-name="T2">int</text:span><text:span text:style-name="T1"> ou float e por constantes literais desses tipos e com operadores aritméticos. O tipo do resultado depende da coerção feita nos operandos. Ver seção 8 e 13.</text:span></text:p>
      <text:p text:style-name="P67"><text:span text:style-name="T1"><text:tab/>Os operadores unários são <text:s/>prefixo: <text:s/></text:span><text:span text:style-name="T2">+</text:span><text:span text:style-name="T1">,</text:span><text:span text:style-name="T2">-</text:span><text:span text:style-name="T1"> também são operadores binário.</text:span></text:p>
      <text:p text:style-name="P69"/>
      <text:list xml:id="list125927492809149" text:continue-numbering="true" text:style-name="WWNum8">
        <text:list-item>
          <text:p text:style-name="P87"><text:bookmark text:name="_i8nwrwlnil5g"/>Expressões relacionais e lógicas</text:p>
        </text:list-item>
      </text:list>
      <text:p text:style-name="P48"/>
      <text:p text:style-name="P73"><text:span text:style-name="T1">Todos os operadores relacionais e o booleanos binários são infixos. Os operadores relacionais são: </text:span><text:span text:style-name="T2">&gt;</text:span><text:span text:style-name="T1">(maior que), </text:span><text:span text:style-name="T2">&lt;</text:span><text:span text:style-name="T1">(menor que), </text:span><text:span text:style-name="T2">&gt;=</text:span><text:span text:style-name="T1">(maior igual que), </text:span><text:span text:style-name="T2">&lt;=</text:span><text:span text:style-name="T1">(menor igual que),</text:span><text:span text:style-name="T2"> ==</text:span><text:span text:style-name="T1">(igualdade), </text:span><text:span text:style-name="T2">!=</text:span><text:span text:style-name="T1">(desigualdade). </text:span></text:p>
      <text:p text:style-name="P73"><text:span text:style-name="T1">Os operadores lógicos são: </text:span><text:span text:style-name="T2">!</text:span><text:span text:style-name="T1">(negação), </text:span><text:span text:style-name="T2">and</text:span><text:span text:style-name="T1">(disjunção), </text:span><text:span text:style-name="T2">or</text:span><text:span text:style-name="T1"> (conjunção), </text:span><text:span text:style-name="T2">^</text:span><text:span text:style-name="T1">(disjunção exclusiva).</text:span></text:p>
      <text:p text:style-name="P73"><text:span text:style-name="T1">Expressões relacionais são compostas com variáveis do tipos </text:span><text:span text:style-name="T2">int</text:span><text:span text:style-name="T1">, </text:span><text:span text:style-name="T2">float</text:span><text:span text:style-name="T1">, </text:span><text:span text:style-name="T2">bool</text:span><text:span text:style-name="T1"> ou constantes literais desses tipos e com operadores relacionais. <text:s/>O resultado sempre é do tipo </text:span><text:span text:style-name="T2">bool</text:span><text:span text:style-name="T1">.</text:span></text:p>
      <text:p text:style-name="P73"><text:span text:style-name="T1">Expressões lógicas são compostas com variáveis do tipo </text:span><text:span text:style-name="T2">bool</text:span><text:span text:style-name="T1"> ou constantes literais desse tipo e com operadores lógicos.</text:span></text:p>
      <text:p text:style-name="P73"><text:span text:style-name="T1">Os operadores unários são prefixos: </text:span><text:span text:style-name="T2">!</text:span><text:span text:style-name="T1">. </text:span></text:p>
      <text:p text:style-name="P48"/>
      <text:list xml:id="list125928085767577" text:continue-numbering="true" text:style-name="WWNum8">
        <text:list-item>
          <text:p text:style-name="P87"><text:bookmark text:name="_ckkp72zf0yfv"/>Expressões com caracteres e cadeia de caracteres</text:p>
        </text:list-item>
      </text:list>
      <text:p text:style-name="P48"/>
      <text:p text:style-name="P73"><text:soft-page-break/><text:span text:style-name="T1">A linguagem só possui um único operador de caracteres e strings: </text:span><text:span text:style-name="T2">++</text:span><text:span text:style-name="T1">. Denominado operador de concatenação. É um operador binário. Permite concatenar operando de qualquer tipo para formar uma string.</text:span></text:p>
      <text:p text:style-name="P73"><text:span text:style-name="T1">Ex.:</text:span></text:p>
      <text:p text:style-name="P73"><text:span text:style-name="T1">true ++ “c” <text:s/>concatena para <text:s/>“truec”.</text:span></text:p>
      <text:p text:style-name="P73"><text:span text:style-name="T1">2++”a” concatena para “2a”.</text:span></text:p>
      <text:list xml:id="list125927640400001" text:continue-numbering="true" text:style-name="WWNum8">
        <text:list-item>
          <text:p text:style-name="P87"><text:bookmark text:name="_3jxe9e4bekom"/>Precedência e associatividade</text:p>
        </text:list-item>
      </text:list>
      <text:p text:style-name="P48"/>
      <text:p text:style-name="P58"><text:span text:style-name="T1">A associatividade, precedência dos operadores e tipos suportados dos operandos são mostrados na tabela: </text:span></text:p>
      <table:table table:name="Table2" table:style-name="Table2">
        <table:table-column table:style-name="Table2.A" table:number-columns-repeated="4"/>
        <text:soft-page-break/>
        <table:table-row table:style-name="Table2.1">
          <table:table-cell table:style-name="Table2.A1" office:value-type="string">
            <text:p text:style-name="P13"><text:span text:style-name="T2">Operador</text:span></text:p>
          </table:table-cell>
          <table:table-cell table:style-name="Table2.A1" office:value-type="string">
            <text:p text:style-name="P13"><text:span text:style-name="T2">Associatividade</text:span></text:p>
          </table:table-cell>
          <table:table-cell table:style-name="Table2.A1" office:value-type="string">
            <text:p text:style-name="P13"><text:span text:style-name="T2">Número de Precedência</text:span></text:p>
          </table:table-cell>
          <table:table-cell table:style-name="Table2.A1" office:value-type="string">
            <text:p text:style-name="P13"><text:span text:style-name="T2">Tipos suportados</text:span></text:p>
          </table:table-cell>
        </table:table-row>
        <table:table-row table:style-name="Table2.1">
          <table:table-cell table:style-name="Table2.A2" office:value-type="string">
            <text:p text:style-name="P13"><text:span text:style-name="T2">++</text:span></text:p>
          </table:table-cell>
          <table:table-cell table:style-name="Table2.B2" office:value-type="string">
            <text:p text:style-name="P13"><text:span text:style-name="T1">esquerda </text:span></text:p>
          </table:table-cell>
          <table:table-cell table:style-name="Table2.C2" office:value-type="string">
            <text:p text:style-name="P13"><text:span text:style-name="T1">1</text:span></text:p>
          </table:table-cell>
          <table:table-cell table:style-name="Table2.D2" office:value-type="string">
            <text:p text:style-name="P13"><text:span text:style-name="T2">char</text:span><text:span text:style-name="T1">,</text:span><text:span text:style-name="T2"> string</text:span></text:p>
          </table:table-cell>
        </table:table-row>
        <table:table-row table:style-name="Table2.1">
          <table:table-cell table:style-name="Table2.A3" office:value-type="string">
            <text:p text:style-name="P13"><text:span text:style-name="T2">or</text:span></text:p>
          </table:table-cell>
          <table:table-cell table:style-name="Table2.B3" office:value-type="string">
            <text:p text:style-name="P13"><text:span text:style-name="T1">esquerda </text:span></text:p>
          </table:table-cell>
          <table:table-cell table:style-name="Table2.C3" office:value-type="string">
            <text:p text:style-name="P13"><text:span text:style-name="T1">2</text:span></text:p>
          </table:table-cell>
          <table:table-cell table:style-name="Table2.D3" office:value-type="string">
            <text:p text:style-name="P13"><text:span text:style-name="T2">bool</text:span></text:p>
          </table:table-cell>
        </table:table-row>
        <table:table-row table:style-name="Table2.1">
          <table:table-cell table:style-name="Table2.A4" office:value-type="string">
            <text:p text:style-name="P13"><text:span text:style-name="T2">^</text:span></text:p>
          </table:table-cell>
          <table:table-cell table:style-name="Table2.B4" office:value-type="string">
            <text:p text:style-name="P13"><text:span text:style-name="T1">esquerda </text:span></text:p>
          </table:table-cell>
          <table:table-cell table:style-name="Table2.C4" office:value-type="string">
            <text:p text:style-name="P13"><text:span text:style-name="T1">3</text:span></text:p>
          </table:table-cell>
          <table:table-cell table:style-name="Table2.D4" office:value-type="string">
            <text:p text:style-name="P13"><text:span text:style-name="T2">bool</text:span></text:p>
          </table:table-cell>
        </table:table-row>
        <table:table-row table:style-name="Table2.1">
          <table:table-cell table:style-name="Table2.A5" office:value-type="string">
            <text:p text:style-name="P13"><text:span text:style-name="T2">and</text:span></text:p>
          </table:table-cell>
          <table:table-cell table:style-name="Table2.B5" office:value-type="string">
            <text:p text:style-name="P13"><text:span text:style-name="T1">esquerda </text:span></text:p>
          </table:table-cell>
          <table:table-cell table:style-name="Table2.C5" office:value-type="string">
            <text:p text:style-name="P13"><text:span text:style-name="T1">3</text:span></text:p>
          </table:table-cell>
          <table:table-cell table:style-name="Table2.D5" office:value-type="string">
            <text:p text:style-name="P13"><text:span text:style-name="T2">bool</text:span></text:p>
          </table:table-cell>
        </table:table-row>
        <table:table-row table:style-name="Table2.1">
          <table:table-cell table:style-name="Table2.A6" office:value-type="string">
            <text:p text:style-name="P13"><text:span text:style-name="T2">==</text:span></text:p>
          </table:table-cell>
          <table:table-cell table:style-name="Table2.B6" office:value-type="string">
            <text:p text:style-name="P13"><text:span text:style-name="T1">esquerda </text:span></text:p>
          </table:table-cell>
          <table:table-cell table:style-name="Table2.C6" office:value-type="string">
            <text:p text:style-name="P13"><text:span text:style-name="T1">4</text:span></text:p>
          </table:table-cell>
          <table:table-cell table:style-name="Table2.D6" office:value-type="string">
            <text:p text:style-name="P13"><text:span text:style-name="T2">int</text:span><text:span text:style-name="T1">,</text:span><text:span text:style-name="T2"> float</text:span><text:span text:style-name="T1">, </text:span><text:span text:style-name="T2">char</text:span><text:span text:style-name="T1">, </text:span><text:span text:style-name="T2">string</text:span><text:span text:style-name="T1">, </text:span><text:span text:style-name="T2">bool</text:span></text:p>
          </table:table-cell>
        </table:table-row>
        <table:table-row table:style-name="Table2.1">
          <table:table-cell table:style-name="Table2.A7" office:value-type="string">
            <text:p text:style-name="P13"><text:span text:style-name="T2">!=</text:span></text:p>
          </table:table-cell>
          <table:table-cell table:style-name="Table2.B7" office:value-type="string">
            <text:p text:style-name="P13"><text:span text:style-name="T1">esquerda </text:span></text:p>
          </table:table-cell>
          <table:table-cell table:style-name="Table2.C7" office:value-type="string">
            <text:p text:style-name="P13"><text:span text:style-name="T1">4</text:span></text:p>
          </table:table-cell>
          <table:table-cell table:style-name="Table2.D7" office:value-type="string">
            <text:p text:style-name="P13"><text:span text:style-name="T2">int</text:span><text:span text:style-name="T1">, </text:span><text:span text:style-name="T2">float</text:span><text:span text:style-name="T1">,</text:span><text:span text:style-name="T2"> char</text:span><text:span text:style-name="T1">,</text:span><text:span text:style-name="T2"> string</text:span><text:span text:style-name="T1">,</text:span><text:span text:style-name="T2"> bool</text:span></text:p>
          </table:table-cell>
        </table:table-row>
        <table:table-row table:style-name="Table2.1">
          <table:table-cell table:style-name="Table2.A8" office:value-type="string">
            <text:p text:style-name="P13"><text:span text:style-name="T2">&gt;</text:span></text:p>
          </table:table-cell>
          <table:table-cell table:style-name="Table2.B8" office:value-type="string">
            <text:p text:style-name="P13"><text:span text:style-name="T1">esquerda </text:span></text:p>
          </table:table-cell>
          <table:table-cell table:style-name="Table2.C8" office:value-type="string">
            <text:p text:style-name="P13"><text:span text:style-name="T1">5</text:span></text:p>
          </table:table-cell>
          <table:table-cell table:style-name="Table2.D8" office:value-type="string">
            <text:p text:style-name="P13"><text:span text:style-name="T2">int, float</text:span></text:p>
          </table:table-cell>
        </table:table-row>
        <table:table-row table:style-name="Table2.1">
          <table:table-cell table:style-name="Table2.A9" office:value-type="string">
            <text:p text:style-name="P13"><text:span text:style-name="T2">&lt;</text:span></text:p>
          </table:table-cell>
          <table:table-cell table:style-name="Table2.B9" office:value-type="string">
            <text:p text:style-name="P13"><text:span text:style-name="T1">esquerda </text:span></text:p>
          </table:table-cell>
          <table:table-cell table:style-name="Table2.C9" office:value-type="string">
            <text:p text:style-name="P13"><text:span text:style-name="T1">5</text:span></text:p>
          </table:table-cell>
          <table:table-cell table:style-name="Table2.D9" office:value-type="string">
            <text:p text:style-name="P13"><text:span text:style-name="T2">int</text:span><text:span text:style-name="T1">, </text:span><text:span text:style-name="T2">float</text:span></text:p>
          </table:table-cell>
        </table:table-row>
        <table:table-row table:style-name="Table2.1">
          <table:table-cell table:style-name="Table2.A10" office:value-type="string">
            <text:p text:style-name="P13"><text:span text:style-name="T2">&gt;=</text:span></text:p>
          </table:table-cell>
          <table:table-cell table:style-name="Table2.B10" office:value-type="string">
            <text:p text:style-name="P13"><text:span text:style-name="T1">esquerda </text:span></text:p>
          </table:table-cell>
          <table:table-cell table:style-name="Table2.C10" office:value-type="string">
            <text:p text:style-name="P13"><text:span text:style-name="T1">5</text:span></text:p>
          </table:table-cell>
          <table:table-cell table:style-name="Table2.D10" office:value-type="string">
            <text:p text:style-name="P13"><text:span text:style-name="T2">int</text:span><text:span text:style-name="T1">, </text:span><text:span text:style-name="T2">float</text:span></text:p>
          </table:table-cell>
        </table:table-row>
        <table:table-row table:style-name="Table2.1">
          <table:table-cell table:style-name="Table2.A11" office:value-type="string">
            <text:p text:style-name="P13"><text:span text:style-name="T2">&lt;=</text:span></text:p>
          </table:table-cell>
          <table:table-cell table:style-name="Table2.B11" office:value-type="string">
            <text:p text:style-name="P13"><text:span text:style-name="T1">esquerda </text:span></text:p>
          </table:table-cell>
          <table:table-cell table:style-name="Table2.C11" office:value-type="string">
            <text:p text:style-name="P13"><text:span text:style-name="T1">5</text:span></text:p>
          </table:table-cell>
          <table:table-cell table:style-name="Table2.D11" office:value-type="string">
            <text:p text:style-name="P13"><text:span text:style-name="T2">int</text:span><text:span text:style-name="T1">, </text:span><text:span text:style-name="T2">float</text:span></text:p>
          </table:table-cell>
        </table:table-row>
        <table:table-row table:style-name="Table2.1">
          <table:table-cell table:style-name="Table2.A12" office:value-type="string">
            <text:p text:style-name="P13"><text:span text:style-name="T2">+</text:span></text:p>
          </table:table-cell>
          <table:table-cell table:style-name="Table2.B12" office:value-type="string">
            <text:p text:style-name="P13"><text:span text:style-name="T1">esquerda </text:span></text:p>
          </table:table-cell>
          <table:table-cell table:style-name="Table2.C12" office:value-type="string">
            <text:p text:style-name="P13"><text:span text:style-name="T1">6</text:span></text:p>
          </table:table-cell>
          <table:table-cell table:style-name="Table2.D12" office:value-type="string">
            <text:p text:style-name="P13"><text:span text:style-name="T2">int</text:span><text:span text:style-name="T1">, f</text:span><text:span text:style-name="T2">loat</text:span></text:p>
          </table:table-cell>
        </table:table-row>
        <table:table-row table:style-name="Table2.1">
          <table:table-cell table:style-name="Table2.A13" office:value-type="string">
            <text:p text:style-name="P13"><text:span text:style-name="T2">-</text:span></text:p>
          </table:table-cell>
          <table:table-cell table:style-name="Table2.B13" office:value-type="string">
            <text:p text:style-name="P13"><text:span text:style-name="T1">esquerda </text:span></text:p>
          </table:table-cell>
          <table:table-cell table:style-name="Table2.C13" office:value-type="string">
            <text:p text:style-name="P13"><text:span text:style-name="T1">6</text:span></text:p>
          </table:table-cell>
          <table:table-cell table:style-name="Table2.D13" office:value-type="string">
            <text:p text:style-name="P13"><text:span text:style-name="T2">int</text:span><text:span text:style-name="T1">,</text:span><text:span text:style-name="T2"> float</text:span></text:p>
          </table:table-cell>
        </table:table-row>
        <table:table-row table:style-name="Table2.1">
          <table:table-cell table:style-name="Table2.A14" office:value-type="string">
            <text:p text:style-name="P13"><text:span text:style-name="T2">*</text:span></text:p>
          </table:table-cell>
          <table:table-cell table:style-name="Table2.B14" office:value-type="string">
            <text:p text:style-name="P13"><text:span text:style-name="T1">esquerda </text:span></text:p>
          </table:table-cell>
          <table:table-cell table:style-name="Table2.C14" office:value-type="string">
            <text:p text:style-name="P13"><text:span text:style-name="T1">7</text:span></text:p>
          </table:table-cell>
          <table:table-cell table:style-name="Table2.D14" office:value-type="string">
            <text:p text:style-name="P13"><text:span text:style-name="T2">int</text:span><text:span text:style-name="T1">,</text:span><text:span text:style-name="T2"> float</text:span></text:p>
          </table:table-cell>
        </table:table-row>
        <table:table-row table:style-name="Table2.1">
          <table:table-cell table:style-name="Table2.A15" office:value-type="string">
            <text:p text:style-name="P13"><text:span text:style-name="T2">/</text:span></text:p>
          </table:table-cell>
          <table:table-cell table:style-name="Table2.B15" office:value-type="string">
            <text:p text:style-name="P13"><text:span text:style-name="T1">esquerda </text:span></text:p>
          </table:table-cell>
          <table:table-cell table:style-name="Table2.C15" office:value-type="string">
            <text:p text:style-name="P13"><text:span text:style-name="T1">7</text:span></text:p>
          </table:table-cell>
          <table:table-cell table:style-name="Table2.D15" office:value-type="string">
            <text:p text:style-name="P13"><text:span text:style-name="T2">int</text:span><text:span text:style-name="T1">,</text:span><text:span text:style-name="T2"> float</text:span></text:p>
          </table:table-cell>
        </table:table-row>
        <table:table-row table:style-name="Table2.1">
          <table:table-cell table:style-name="Table2.A16" office:value-type="string">
            <text:p text:style-name="P13"><text:span text:style-name="T2">%</text:span></text:p>
          </table:table-cell>
          <table:table-cell table:style-name="Table2.B16" office:value-type="string">
            <text:p text:style-name="P13"><text:span text:style-name="T1">esquerda </text:span></text:p>
          </table:table-cell>
          <table:table-cell table:style-name="Table2.C16" office:value-type="string">
            <text:p text:style-name="P13"><text:span text:style-name="T1">7</text:span></text:p>
          </table:table-cell>
          <table:table-cell table:style-name="Table2.D16" office:value-type="string">
            <text:p text:style-name="P13"><text:span text:style-name="T2">int </text:span></text:p>
          </table:table-cell>
        </table:table-row>
        <table:table-row table:style-name="Table2.1">
          <table:table-cell table:style-name="Table2.A17" office:value-type="string">
            <text:p text:style-name="P13"><text:span text:style-name="T2">!</text:span></text:p>
          </table:table-cell>
          <table:table-cell table:style-name="Table2.B17" office:value-type="string">
            <text:p text:style-name="P13"><text:span text:style-name="T1">direita </text:span></text:p>
          </table:table-cell>
          <table:table-cell table:style-name="Table2.C17" office:value-type="string">
            <text:p text:style-name="P13"><text:span text:style-name="T1">8</text:span></text:p>
          </table:table-cell>
          <table:table-cell table:style-name="Table2.D17" office:value-type="string">
            <text:p text:style-name="P13"><text:span text:style-name="T2">bool</text:span></text:p>
          </table:table-cell>
        </table:table-row>
        <table:table-row table:style-name="Table2.1">
          <table:table-cell table:style-name="Table2.A18" office:value-type="string">
            <text:p text:style-name="P13"><text:span text:style-name="T2">-</text:span><text:span text:style-name="T1">(unário)</text:span></text:p>
          </table:table-cell>
          <table:table-cell table:style-name="Table2.B18" office:value-type="string">
            <text:p text:style-name="P13"><text:span text:style-name="T1">direita </text:span></text:p>
          </table:table-cell>
          <table:table-cell table:style-name="Table2.C18" office:value-type="string">
            <text:p text:style-name="P13"><text:span text:style-name="T1">8</text:span></text:p>
          </table:table-cell>
          <table:table-cell table:style-name="Table2.D18" office:value-type="string">
            <text:p text:style-name="P13"><text:span text:style-name="T2">int</text:span><text:span text:style-name="T1">,</text:span><text:span text:style-name="T2"> float</text:span></text:p>
          </table:table-cell>
        </table:table-row>
        <table:table-row table:style-name="Table2.1">
          <table:table-cell table:style-name="Table2.A19" office:value-type="string">
            <text:p text:style-name="P13"><text:span text:style-name="T2">+</text:span><text:span text:style-name="T1">(unário)</text:span></text:p>
          </table:table-cell>
          <table:table-cell table:style-name="Table2.B19" office:value-type="string">
            <text:p text:style-name="P13"><text:span text:style-name="T1">direita </text:span></text:p>
          </table:table-cell>
          <table:table-cell table:style-name="Table2.C19" office:value-type="string">
            <text:p text:style-name="P13"><text:span text:style-name="T1">8</text:span></text:p>
          </table:table-cell>
          <table:table-cell table:style-name="Table2.D19" office:value-type="string">
            <text:p text:style-name="P13"><text:span text:style-name="T2">int</text:span><text:span text:style-name="T1">,</text:span><text:span text:style-name="T2"> float</text:span></text:p>
          </table:table-cell>
        </table:table-row>
      </table:table>
      <text:p text:style-name="P53"><text:span text:style-name="T1">Quanto maior o número de precedência maior a precedência do operador.</text:span></text:p>
      <text:p text:style-name="P53"><text:span text:style-name="T1">A ordem de associatividade e precedência também é modificada pelo uso de parênteses.</text:span></text:p>
      <text:p text:style-name="P48"/>
      <text:list xml:id="list125928174591143" text:continue-numbering="true" text:style-name="WWNum8">
        <text:list-item>
          <text:p text:style-name="P87"><text:bookmark text:name="_omees72k9kvr"/>Avaliação em curto-circuito</text:p>
        </text:list-item>
      </text:list>
      <text:p text:style-name="P48"/>
      <text:p text:style-name="P28"><text:span text:style-name="T1"><text:tab/><text:tab/>Apenas os operadores </text:span><text:span text:style-name="T2">and</text:span><text:span text:style-name="T1">, </text:span><text:span text:style-name="T2">or</text:span><text:span text:style-name="T1"> <text:s/>são avaliados em curto-circuito.</text:span></text:p>
      <text:p text:style-name="P55"/>
      <text:list xml:id="list125926739132401" text:continue-numbering="true" text:style-name="WWNum8">
        <text:list-item>
          <text:p text:style-name="P87"><text:bookmark text:name="_yp335jqoiff8"/>Sobrecarga de operadores</text:p>
        </text:list-item>
      </text:list>
      <text:p text:style-name="P48"/>
      <text:list xml:id="list2808242500" text:style-name="WWNum1">
        <text:list-item>
          <text:p text:style-name="P64"><text:span text:style-name="T1">Os operadores </text:span><text:span text:style-name="T2">+</text:span><text:span text:style-name="T1">, </text:span><text:span text:style-name="T2">-</text:span><text:span text:style-name="T1">, </text:span><text:span text:style-name="T2">*</text:span><text:span text:style-name="T1">, </text:span><text:span text:style-name="T2">/</text:span><text:span text:style-name="T1"> são sobrecarregados para permitir operações entre operandos do tipo </text:span><text:span text:style-name="T2">int</text:span><text:span text:style-name="T1"> e </text:span><text:span text:style-name="T2">float</text:span><text:span text:style-name="T1">.</text:span></text:p>
        </text:list-item>
      </text:list>
      <text:p text:style-name="P69"/>
      <text:list xml:id="list125926970361354" text:continue-numbering="true" text:style-name="WWNum1">
        <text:list-item>
          <text:p text:style-name="P64"><text:span text:style-name="T2">&lt;</text:span><text:span text:style-name="T1">, </text:span><text:span text:style-name="T2">&gt;</text:span><text:span text:style-name="T1">, </text:span><text:span text:style-name="T2">&lt;=</text:span><text:span text:style-name="T1">, </text:span><text:span text:style-name="T2">&lt;=</text:span><text:span text:style-name="T1">, </text:span><text:span text:style-name="T2">==</text:span><text:span text:style-name="T1">, </text:span><text:span text:style-name="T2">!=</text:span><text:span text:style-name="T1"> e </text:span><text:span text:style-name="T2">^</text:span><text:span text:style-name="T1"> são sobrecarregados para permitir operações entre operandos do tipo </text:span><text:span text:style-name="T2">int</text:span><text:span text:style-name="T1">, </text:span><text:span text:style-name="T2">float</text:span><text:span text:style-name="T1">. Também são sobrecarregados para permitir operações entre operandos do tipo </text:span><text:span text:style-name="T2">bool</text:span><text:span text:style-name="T1">, porém os operandos envolvidos na expressão devem ser do tipo </text:span><text:span text:style-name="T2">bool</text:span><text:span text:style-name="T1">.</text:span></text:p>
        </text:list-item>
      </text:list>
      <text:p text:style-name="P54"><text:span text:style-name="T1">and e or só aceitam operandos do tipo </text:span><text:span text:style-name="T2">bool</text:span><text:span text:style-name="T1">.</text:span></text:p>
      <text:p text:style-name="P25"/>
      <text:list xml:id="list2698820619" text:style-name="WWNum18">
        <text:list-item>
          <text:p text:style-name="P65"><text:span text:style-name="T2">++</text:span><text:span text:style-name="T1"> aceita sobrecarga para permitir operações entre operandos do tipo </text:span><text:span text:style-name="T2">char</text:span><text:span text:style-name="T1">, </text:span><text:span text:style-name="T2">string</text:span><text:span text:style-name="T1">, </text:span><text:span text:style-name="T2">float</text:span><text:span text:style-name="T1">, </text:span><text:span text:style-name="T2">int</text:span><text:span text:style-name="T1">, </text:span><text:span text:style-name="T2">bool</text:span><text:span text:style-name="T1">.</text:span></text:p>
        </text:list-item>
      </text:list>
      <text:p text:style-name="P57"/>
      <text:list xml:id="list125928623583229" text:continue-list="list125926739132401" text:style-name="WWNum8">
        <text:list-item>
          <text:p text:style-name="P87"><text:bookmark text:name="_dlh6trr6vguv"/>Conversões de tipos</text:p>
        </text:list-item>
      </text:list>
      <text:p text:style-name="P46"/>
      <text:p text:style-name="P54"><text:span text:style-name="T1">A linguagem <text:s/>permite coerção do tipo </text:span><text:span text:style-name="T2">char</text:span><text:span text:style-name="T1"> <text:s/>para </text:span><text:span text:style-name="T2">string</text:span><text:span text:style-name="T1"> numa operação de concatenação. Permite coerção do tipo </text:span><text:span text:style-name="T2">int</text:span><text:span text:style-name="T1"> para o tipo </text:span><text:span text:style-name="T2">float</text:span><text:span text:style-name="T1"> em uma operação aritmética. Conversões explícitas são feitas através de:</text:span></text:p>
      <text:p text:style-name="P54"><text:span text:style-name="T1"><text:s/></text:span><text:span text:style-name="T2">(</text:span><text:span text:style-name="T1">tipo</text:span><text:span text:style-name="T2">)</text:span><text:span text:style-name="T1">nome_da_variavel. <text:s/></text:span></text:p>
      <text:p text:style-name="P56"><text:soft-page-break/></text:p>
      <text:p text:style-name="P48"/>
      <text:list xml:id="list125927821051266" text:continue-numbering="true" text:style-name="WWNum8">
        <text:list-item>
          <text:p text:style-name="P87"><text:bookmark text:name="_t0txhf56o2hx"/>Atribuição</text:p>
        </text:list-item>
      </text:list>
      <text:p text:style-name="P46"/>
      <text:p text:style-name="P45"><text:span text:style-name="T1"><text:tab/>A atribuição tratada como uma instrução. </text:span></text:p>
      <text:p text:style-name="P45"><text:span text:style-name="T1"><text:tab/>A forma geral de uma atribuição é:</text:span></text:p>
      <text:p text:style-name="P45"><text:span text:style-name="T1"><text:tab/>nome </text:span><text:span text:style-name="T2">= </text:span><text:span text:style-name="T1">valor </text:span><text:span text:style-name="T2">;</text:span></text:p>
      <text:p text:style-name="P46"/>
      <text:p text:style-name="P45"><text:span text:style-name="T1"><text:tab/>Onde nome é o identificador da variável que vai ter valor atribuído. valor tem que ser uma expressão do mesmo tipo de nome.</text:span></text:p>
      <text:p text:style-name="P46"/>
      <text:p text:style-name="P51"/>
      <text:list xml:id="list1713045102" text:style-name="WWNum14">
        <text:list-item>
          <text:p text:style-name="P93"><text:bookmark text:name="_65t99y27p0jw"/>Estruturas de controle de fluxo</text:p>
        </text:list-item>
      </text:list>
      <text:p text:style-name="P2"/>
      <text:list xml:id="list750363227" text:style-name="WWNum15">
        <text:list-item>
          <text:p text:style-name="P88"><text:bookmark text:name="_tb4dqucl1cb9"/>Estruturas de seleção</text:p>
        </text:list-item>
      </text:list>
      <text:p text:style-name="P46"/>
      <text:p text:style-name="P54"><text:span text:style-name="T1">A linguagem admite estrutura de seleção de duas vias. O tipo da expressão que controla a seleção é bool. Logo, a expressão deve ter a forma de uma expressão relacional ou lógica. A expressão de controle é sempre colocada entre parênteses. <text:s/>Ver seção 8 para mais detalhes.</text:span></text:p>
      <text:p text:style-name="P34"><text:span text:style-name="T1"><text:s/>A forma geral da estrutura de seleção é:</text:span></text:p>
      <text:p text:style-name="P45"><text:span text:style-name="T1"><text:tab/></text:span><text:span text:style-name="T2">if ( expressão de controle ) {</text:span></text:p>
      <text:p text:style-name="P45"><text:span text:style-name="T1"><text:tab/><text:tab/>lista de comandos</text:span></text:p>
      <text:p text:style-name="P53"><text:span text:style-name="T2">} else {</text:span></text:p>
      <text:p text:style-name="P72"><text:span text:style-name="T1">lista de comandos</text:span></text:p>
      <text:p text:style-name="P53"><text:span text:style-name="T2">}</text:span></text:p>
      <text:p text:style-name="P54"><text:span text:style-name="T1">Onde </text:span><text:span text:style-name="T2">if (</text:span><text:span text:style-name="T1"> expressão de controle </text:span><text:span text:style-name="T2">) </text:span><text:span text:style-name="T1"><text:s/>é a parte que controla a seleção. Se a expressão de controle tiver valor </text:span><text:span text:style-name="T2">true </text:span><text:span text:style-name="T1">a lista de comando entre</text:span><text:span text:style-name="T2"> {</text:span><text:span text:style-name="T1"> e </text:span><text:span text:style-name="T2">}</text:span><text:span text:style-name="T1"> é executada. Caso contrário, a lista de comando entre <text:s/></text:span><text:span text:style-name="T2">else {</text:span><text:span text:style-name="T1"> e </text:span><text:span text:style-name="T2">}</text:span><text:span text:style-name="T1"> é executada. O uso de seletores aninhados é permitido. O bloco else é opcional.</text:span></text:p>
      <text:p text:style-name="P56"/>
      <text:list xml:id="list125926896623085" text:continue-numbering="true" text:style-name="WWNum15">
        <text:list-item>
          <text:p text:style-name="P88"><text:bookmark text:name="_5s3yj052rjbi"/>Estruturas de iteração</text:p>
        </text:list-item>
      </text:list>
      <text:p text:style-name="P46"/>
      <text:list xml:id="list1043850171" text:style-name="WWNum7">
        <text:list-item>
          <text:p text:style-name="P66"><text:span text:style-name="T2">Controle lógico</text:span></text:p>
        </text:list-item>
      </text:list>
      <text:p text:style-name="P73"><text:span text:style-name="T1">A linguagem admite interação controlada por controle lógico usando a palavra reservada <text:s/>‘while’.</text:span></text:p>
      <text:p text:style-name="P73"><text:span text:style-name="T1">O tipo da expressão que controla a iteração é bool. Então, a expressão deve ter a forma de uma expressão relacional ou lógica. Ver seção 8 para mais detalhes.</text:span></text:p>
      <text:p text:style-name="P67"><text:span text:style-name="T1">A forma geral da estrutura de iteração com controle lógico é:</text:span></text:p>
      <text:p text:style-name="P67"><text:span text:style-name="T2">while (</text:span><text:span text:style-name="T1"> </text:span><text:span text:style-name="T2">expressão de controle) {</text:span></text:p>
      <text:p text:style-name="P67"><text:soft-page-break/><text:span text:style-name="T1"><text:tab/>lista de comandos</text:span></text:p>
      <text:p text:style-name="P67"><text:span text:style-name="T2">}</text:span></text:p>
      <text:p text:style-name="P73"><text:span text:style-name="T1">Onde </text:span><text:span text:style-name="T2">while (</text:span><text:span text:style-name="T1"> </text:span><text:span text:style-name="T2">expressão de controle)</text:span><text:span text:style-name="T1"> é onde o teste de repetição acontece. Enquanto a </text:span><text:span text:style-name="T2">expressão de controle</text:span><text:span text:style-name="T1"> tiver valor true a lista de comando entre</text:span><text:span text:style-name="T2"> {</text:span><text:span text:style-name="T1"> e</text:span><text:span text:style-name="T2"> }</text:span><text:span text:style-name="T1"> é executada e se repete sempre que </text:span><text:span text:style-name="T2">}</text:span><text:span text:style-name="T1"> é alcançado. A repetição só para quando </text:span><text:span text:style-name="T2">expressão de controle </text:span><text:span text:style-name="T1"><text:s/>for </text:span><text:span text:style-name="T2">false</text:span><text:span text:style-name="T1">.</text:span></text:p>
      <text:p text:style-name="P68"/>
      <text:list xml:id="list125928568347568" text:continue-numbering="true" text:style-name="WWNum7">
        <text:list-item>
          <text:p text:style-name="P66"><text:span text:style-name="T2">Controle por contador</text:span></text:p>
        </text:list-item>
      </text:list>
      <text:p text:style-name="P73"><text:span text:style-name="T1">A linguagem admite iteração controlada por contador usando a palavra reservada <text:s/></text:span><text:span text:style-name="T2">for</text:span><text:span text:style-name="T1">. A forma geral da estrutura é:</text:span></text:p>
      <text:p text:style-name="P62"><text:span text:style-name="T2">for</text:span><text:span text:style-name="T1"> (var_inc</text:span><text:span text:style-name="T2">,</text:span><text:span text:style-name="T1"> var_inicio </text:span><text:span text:style-name="T2">,</text:span><text:span text:style-name="T1"> var_limite </text:span><text:span text:style-name="T2">,</text:span><text:span text:style-name="T1">var_step)</text:span><text:span text:style-name="T2"> {</text:span></text:p>
      <text:p text:style-name="P73"><text:span text:style-name="T1"><text:tab/>lista de comandos</text:span></text:p>
      <text:p text:style-name="P73"><text:span text:style-name="T2">}</text:span></text:p>
      <text:p text:style-name="P74"/>
      <text:p text:style-name="P73"><text:span text:style-name="T1">São usadas quatro variáveis para controlar a repetição. Onde var_inc é variável a ser incrementada a cada repetição, var_inicio é a variável com o valor inicial da primeira interação, <text:s/>var_limite é a variável com valor da última da iteração e var_step <text:s/>é a variável com o valor a ser incrementado na variavel de controle a cada repetição. As quatro variáveis devem ser do mesmo tipo e devem ter sido declaradas antes da aparição da estrutura. Os tipos suportados para essas variáveis são </text:span><text:span text:style-name="T2">int</text:span><text:span text:style-name="T1">. As variáveis não podem ter seu valor alterado enquanto a repetição estiver ocorrendo dentro do corpo da estrutura. Quando a repetição inicia var_inc é atribuída o valor de var_inicio. A repetição é encerrada assim que a variável a ser incrementada atinge o valor de var_limite, sendo que var_inc assume o valor de var_limite na última interação.</text:span></text:p>
      <text:p text:style-name="P75"/>
      <text:list xml:id="list125928412701779" text:continue-list="list125926896623085" text:style-name="WWNum15">
        <text:list-item>
          <text:p text:style-name="P85"><text:bookmark text:name="_oebqxiipk7ir"/>Desvio incondicional</text:p>
        </text:list-item>
      </text:list>
      <text:p text:style-name="P47"/>
      <text:p text:style-name="P34"><text:span text:style-name="T1">Quando uma instrução </text:span><text:span text:style-name="T2">break</text:span><text:span text:style-name="T1"> <text:s/>é executada dentro de um loop, o loop em questão é encerrado.</text:span></text:p>
      <text:p text:style-name="P36"/>
      <text:p text:style-name="P44"/>
      <text:p text:style-name="P25"/>
      <text:list xml:id="list340302200" text:style-name="WWNum12">
        <text:list-item>
          <text:p text:style-name="P94"><text:bookmark text:name="_esmxuiqqpz2c"/>Subprogramas</text:p>
        </text:list-item>
      </text:list>
      <text:p text:style-name="P27"/>
      <text:p text:style-name="P34"><text:span text:style-name="T1">A linguagem admite o uso de subprogramas. Subprogramas podem ser funções ou procedimentos. </text:span></text:p>
      <text:p text:style-name="P36"/>
      <text:list xml:id="list4230730804" text:style-name="WWNum10">
        <text:list-item>
          <text:p text:style-name="P86"><text:bookmark text:name="_yi3sr9ngyeqp"/>Declaração de um subprograma</text:p>
        </text:list-item>
      </text:list>
      <text:p text:style-name="P54"><text:span text:style-name="T1">A forma geral de declaração de um subprograma é:</text:span></text:p>
      <text:p text:style-name="P54"><text:span text:style-name="T1">tipo identificador </text:span><text:span text:style-name="T2">( </text:span><text:span text:style-name="T1">lista de parâmetros </text:span><text:span text:style-name="T2">) {</text:span></text:p>
      <text:p text:style-name="P73"><text:span text:style-name="T1">comandos</text:span></text:p>
      <text:p text:style-name="P67"><text:span text:style-name="T2">} </text:span></text:p>
      <text:p text:style-name="P56"/>
      <text:p text:style-name="P54"><text:span text:style-name="T1">Onde tipo é o tipo de retorno do subprograma. Os tipos podem ser qualquer um especificados na seção 7. Quando um subprograma <text:s/>possui um tipo diferente de void, um dos comandos do subprograma deve ser um return.</text:span></text:p>
      <text:p text:style-name="P67"><text:span text:style-name="T1">A forma geral de um return é:</text:span></text:p>
      <text:p text:style-name="P67"><text:span text:style-name="T2">return</text:span><text:span text:style-name="T1"> valor </text:span><text:span text:style-name="T2">;</text:span></text:p>
      <text:p text:style-name="P56"/>
      <text:p text:style-name="P54"><text:span text:style-name="T1">Onde valor é uma expressão com o mesmo tipo de retorno do subprograma. o identificador deve ser único em todo o programa. Quando o valor a ser retornado é um array, na declaração de tipo do subprograma deve ser colocado [].</text:span></text:p>
      <text:p text:style-name="P54"><text:span text:style-name="T1">Ex.:</text:span></text:p>
      <text:p text:style-name="P54"><text:span text:style-name="T1">tipo</text:span><text:span text:style-name="T2"> [ ]</text:span><text:span text:style-name="T1"> identificador </text:span><text:span text:style-name="T2">(</text:span><text:span text:style-name="T1"> lista de parâmetros formais </text:span><text:span text:style-name="T2">) {</text:span></text:p>
      <text:p text:style-name="P73"><text:span text:style-name="T1">comandos</text:span></text:p>
      <text:p text:style-name="P67"><text:span text:style-name="T2">} </text:span></text:p>
      <text:p text:style-name="P54"><text:soft-page-break/><text:span text:style-name="T1">Indica que um array de tipo é retornado pelo subporgrama.</text:span></text:p>
      <text:p text:style-name="P54"><text:span text:style-name="T1">A forma geral da lista de parâmetros formais é:</text:span></text:p>
      <text:p text:style-name="P67"><text:span text:style-name="T1">tipo1 nome1</text:span><text:span text:style-name="T2"> ,</text:span><text:span text:style-name="T1"> tipo2 nome2</text:span><text:span text:style-name="T2"> ,</text:span><text:span text:style-name="T1"> tipo3 nome3</text:span><text:span text:style-name="T2"> ,</text:span><text:span text:style-name="T1"> …</text:span><text:span text:style-name="T2">,</text:span><text:span text:style-name="T1"> tipoN nomeN</text:span></text:p>
      <text:p text:style-name="P56"/>
      <text:p text:style-name="P54"><text:span text:style-name="T1">Onde tipo i, com i entre 1 e N, é o tipo do parâmetro nome i. Os tipos podem ser qualquer tipo especificado na seção 7, com exceção de void.</text:span></text:p>
      <text:p text:style-name="P54"><text:span text:style-name="T1">Quando o subprograma possui tipo void, a presença de um comando return não é obrigatória e o subprograma não retorna valor algum.</text:span></text:p>
      <text:p text:style-name="P54"><text:span text:style-name="T1">A forma de iniciar a execução de um subprograma é:</text:span></text:p>
      <text:p text:style-name="P54"><text:span text:style-name="T1">identificador </text:span><text:span text:style-name="T2">(</text:span><text:span text:style-name="T1"> lista de parâmetros reais </text:span><text:span text:style-name="T2">) ;</text:span></text:p>
      <text:p text:style-name="P56"/>
      <text:p text:style-name="P54"><text:span text:style-name="T1">Onde identificador deve ser o mesmo na declaração do subprograma. A lista de parâmetros reais deve conter todos os parâmetros formais informados na declaração. A correspondência entre os parâmetros formais e reais <text:s/>é posicional e os tipos dos parâmetros formais devem ser respeitados pelos parâmetros reais.</text:span></text:p>
      <text:p text:style-name="P54"><text:span text:style-name="T1">A forma da lista de parâmetros reais é:</text:span></text:p>
      <text:p text:style-name="P54"><text:span text:style-name="T1">nome1</text:span><text:span text:style-name="T2"> , </text:span><text:span text:style-name="T1">nome2 </text:span><text:span text:style-name="T2">,</text:span><text:span text:style-name="T1"> nome3</text:span><text:span text:style-name="T2"> ,</text:span><text:span text:style-name="T1"> … </text:span><text:span text:style-name="T2">,</text:span><text:span text:style-name="T1"> nomeN</text:span></text:p>
      <text:p text:style-name="P49"><text:span text:style-name="T1">Subprogramas não podem ser declarados dentro de outros subprogramas.</text:span></text:p>
      <text:p text:style-name="P47"/>
      <text:list xml:id="list125928331039167" text:continue-numbering="true" text:style-name="WWNum10">
        <text:list-item>
          <text:p text:style-name="P86"><text:bookmark text:name="_34temfib72da"/>Modo de passagem de parâmetros</text:p>
        </text:list-item>
      </text:list>
      <text:p text:style-name="P47"/>
      <text:p text:style-name="P49"><text:span text:style-name="T1">O modo adotado pela linguagem é sempre em modo de entrada. Os parâmetros reais são sempre passados por valor.</text:span></text:p>
      <text:p text:style-name="P47"/>
      <text:p text:style-name="P47"/>
      <text:p text:style-name="P52"/>
      <text:list xml:id="list2231363014" text:style-name="WWNum20">
        <text:list-item>
          <text:p text:style-name="P100"><text:bookmark text:name="_g6i4v2hjafi8"/>Instruções de entrada e saída</text:p>
        </text:list-item>
      </text:list>
      <text:p text:style-name="P28"><text:span text:style-name="T1"><text:s text:c="14"/></text:span></text:p>
      <text:p text:style-name="P38"><text:span text:style-name="T1">A instrução de leitura da entrada padrão é realizada especificando as variáveis em que serão atribuídos os valores lidos.</text:span></text:p>
      <text:p text:style-name="P37"/>
      <text:p text:style-name="P50"><text:span text:style-name="T2">input</text:span><text:span text:style-name="T1"> </text:span><text:span text:style-name="T2">(</text:span><text:span text:style-name="T1"> nome1</text:span><text:span text:style-name="T2"> ,</text:span><text:span text:style-name="T1"> nome2</text:span><text:span text:style-name="T2"> ,</text:span><text:span text:style-name="T1">... </text:span><text:span text:style-name="T2">,</text:span><text:span text:style-name="T1"> nomeN </text:span><text:span text:style-name="T2">);</text:span></text:p>
      <text:p text:style-name="P37"/>
      <text:p text:style-name="P38"><text:span text:style-name="T1">Um erro é lançado caso a variável nomei, i entre 1 e N, não seja do mesmo tipo informado pelo usuário.</text:span></text:p>
      <text:p text:style-name="P37"/>
      <text:p text:style-name="P28"><text:span text:style-name="T1">‘<text:tab/>Na instrução de saída padrão deve ser especificado o texto formatado e as variáveis ou constantes literais que vão ser substituídas.</text:span></text:p>
      <text:p text:style-name="P37"/>
      <text:p text:style-name="P38"><text:span text:style-name="T2">output</text:span><text:span text:style-name="T1"> </text:span><text:span text:style-name="T2">(“</text:span><text:span text:style-name="T1">%2d %.2f …%f</text:span><text:span text:style-name="T2"> “,</text:span><text:span text:style-name="T1"> nome1</text:span><text:span text:style-name="T2">,</text:span><text:span text:style-name="T1"> nome2</text:span><text:span text:style-name="T2">,</text:span><text:span text:style-name="T1"> …</text:span><text:span text:style-name="T2">,</text:span><text:span text:style-name="T1"> nomeN</text:span><text:span text:style-name="T2">);</text:span></text:p>
      <text:p text:style-name="P37"/>
      <text:p text:style-name="P38"><text:span text:style-name="T1">A expressão entre “ ” é o que define a formatação e sempre deve vir antes de qualquer nome. Um erro é lançado caso a variável nomei, i entre 1 e N, não seja do mesmo tipo informado na expressão ou não esteja presente na expressão. A ordem entre a formatação e a aparição dos nomes é posicional.</text:span></text:p>
      <text:p text:style-name="P8"/>
      <text:list xml:id="list4190232735" text:style-name="WWNum11">
        <text:list-item>
          <text:p text:style-name="P97"><text:bookmark text:name="_atr9i5g1l485"/>Comentários</text:p>
        </text:list-item>
      </text:list>
      <text:p text:style-name="P7"/>
      <text:p text:style-name="Standard"><text:span text:style-name="T1">A linguagem admite comentários de linha usando </text:span><text:span text:style-name="T2">//</text:span><text:span text:style-name="T1">. Comentários que envolvam uma ou mais linhas iniciam com </text:span><text:span text:style-name="T2">/*</text:span><text:span text:style-name="T1"> e terminam com </text:span><text:span text:style-name="T2">*/</text:span><text:span text:style-name="T1">. Não é permitido comentário <text:s/>de múltiplas linhas dentro de comentário de múltiplas linhas.</text:span></text:p>
      <text:p text:style-name="P7"/>
      <text:p text:style-name="P19"/>
      <text:list xml:id="list2742753114" text:style-name="WWNum17">
        <text:list-item>
          <text:p text:style-name="P95"><text:bookmark text:name="_9t9fco1htst5"/><text:s/>Especificação dos tokens</text:p>
        </text:list-item>
      </text:list>
      <text:p text:style-name="P5"/>
      <text:p text:style-name="P11"><text:span text:style-name="T1">A linguagem em que os analisadores léxico e sintático serão implementados será C++.</text:span></text:p>
      <text:p text:style-name="P5"/>
      <text:p text:style-name="P11"><text:span text:style-name="T1">Enumeração com as categorias dos tokens:</text:span></text:p>
      <text:p text:style-name="P5"/>
      <text:p text:style-name="Standard">enum <text:s/>Category {</text:p>
      <text:p text:style-name="Standard">CtrlIf = 1, CtrlElse, LoopWhile, LoopFor, Break,</text:p>
      <text:p text:style-name="Standard">Return, Input, Output, Integer, Float, Char, Void,String, Boolean,</text:p>
      <text:p text:style-name="Standard">Parenth1, Parenth2, Braces1,Braces2, Bracket1, Bracket2, OpAdd,</text:p>
      <text:p text:style-name="Standard">OpMinus, OpDiv, OpMult, OpRem, OpConcat, OpGreater, OpLesser, OpGEqual,</text:p>
      <text:p text:style-name="Standard">OpLEqual, OpEqual, OpDiff, OpBinXor,OpNot, OpAnd, OpOr, Assign, Comma,</text:p>
      <text:p text:style-name="Standard">Terminator, Error, Id, CteInt, CteFloat, CteChar, CteString, CteBool, Eof };</text:p>
      <text:p text:style-name="P8"/>
      <text:p text:style-name="P5"/>
      <text:p text:style-name="P11"><text:span text:style-name="T1">A categoria Error é usada para indicar um erro no analisador léxico, o lexema formado até aquele ponto é retornado. A categoria Eof é usada para indicar que chegou no fim de arquivo.</text:span></text:p>
      <text:p text:style-name="P8"/>
      <text:list xml:id="list4010640100" text:style-name="WWNum16">
        <text:list-item>
          <text:p text:style-name="P89"><text:bookmark text:name="_fce4iz8yk7zm"/>Tabela de categoria de tokens</text:p>
        </text:list-item>
      </text:list>
      <text:p text:style-name="P9"/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76"><text:span text:style-name="T2">Lexema</text:span></text:p>
          </table:table-cell>
          <table:table-cell table:style-name="Table3.B1" office:value-type="string">
            <text:p text:style-name="P76"><text:span text:style-name="T2">Categoria</text:span></text:p>
          </table:table-cell>
        </table:table-row>
        <table:table-row table:style-name="Table3.1">
          <table:table-cell table:style-name="Table3.A2" office:value-type="string">
            <text:p text:style-name="P76"><text:span text:style-name="T1">if</text:span></text:p>
          </table:table-cell>
          <table:table-cell table:style-name="Table3.B2" office:value-type="string">
            <text:p text:style-name="P76"><text:span text:style-name="T1">CtrlIf</text:span></text:p>
          </table:table-cell>
        </table:table-row>
        <table:table-row table:style-name="Table3.1">
          <table:table-cell table:style-name="Table3.A3" office:value-type="string">
            <text:p text:style-name="P76"><text:span text:style-name="T1">else</text:span></text:p>
          </table:table-cell>
          <table:table-cell table:style-name="Table3.B3" office:value-type="string">
            <text:p text:style-name="P76"><text:span text:style-name="T1">CtrlElse</text:span></text:p>
          </table:table-cell>
        </table:table-row>
        <table:table-row table:style-name="Table3.1">
          <table:table-cell table:style-name="Table3.A4" office:value-type="string">
            <text:p text:style-name="P76"><text:span text:style-name="T1">while</text:span></text:p>
          </table:table-cell>
          <table:table-cell table:style-name="Table3.B4" office:value-type="string">
            <text:p text:style-name="P76"><text:span text:style-name="T1">LoopWhile</text:span></text:p>
          </table:table-cell>
        </table:table-row>
        <table:table-row table:style-name="Table3.1">
          <table:table-cell table:style-name="Table3.A5" office:value-type="string">
            <text:p text:style-name="P76"><text:span text:style-name="T1">for</text:span></text:p>
          </table:table-cell>
          <table:table-cell table:style-name="Table3.B5" office:value-type="string">
            <text:p text:style-name="P76"><text:span text:style-name="T1">LoopFor</text:span></text:p>
          </table:table-cell>
        </table:table-row>
        <table:table-row table:style-name="Table3.1">
          <table:table-cell table:style-name="Table3.A6" office:value-type="string">
            <text:p text:style-name="P76"><text:span text:style-name="T1">break</text:span></text:p>
          </table:table-cell>
          <table:table-cell table:style-name="Table3.B6" office:value-type="string">
            <text:p text:style-name="P76"><text:span text:style-name="T1">Break</text:span></text:p>
          </table:table-cell>
        </table:table-row>
        <table:table-row table:style-name="Table3.1">
          <table:table-cell table:style-name="Table3.A7" office:value-type="string">
            <text:p text:style-name="P76"><text:span text:style-name="T1">return</text:span></text:p>
          </table:table-cell>
          <table:table-cell table:style-name="Table3.B7" office:value-type="string">
            <text:p text:style-name="P76"><text:span text:style-name="T1">Return</text:span></text:p>
          </table:table-cell>
        </table:table-row>
        <table:table-row table:style-name="Table3.1">
          <table:table-cell table:style-name="Table3.A8" office:value-type="string">
            <text:p text:style-name="P76"><text:span text:style-name="T1">input</text:span></text:p>
          </table:table-cell>
          <table:table-cell table:style-name="Table3.B8" office:value-type="string">
            <text:p text:style-name="P76"><text:span text:style-name="T1">Input</text:span></text:p>
          </table:table-cell>
        </table:table-row>
        <table:table-row table:style-name="Table3.1">
          <table:table-cell table:style-name="Table3.A9" office:value-type="string">
            <text:p text:style-name="P76"><text:span text:style-name="T1">output</text:span></text:p>
          </table:table-cell>
          <table:table-cell table:style-name="Table3.B9" office:value-type="string">
            <text:p text:style-name="P76"><text:span text:style-name="T1">Output</text:span></text:p>
          </table:table-cell>
        </table:table-row>
        <table:table-row table:style-name="Table3.1">
          <table:table-cell table:style-name="Table3.A10" office:value-type="string">
            <text:p text:style-name="P76"><text:span text:style-name="T1">int</text:span></text:p>
          </table:table-cell>
          <table:table-cell table:style-name="Table3.B10" office:value-type="string">
            <text:p text:style-name="P76"><text:span text:style-name="T1">Integer</text:span></text:p>
          </table:table-cell>
        </table:table-row>
        <text:soft-page-break/>
        <table:table-row table:style-name="Table3.1">
          <table:table-cell table:style-name="Table3.A11" office:value-type="string">
            <text:p text:style-name="P76"><text:span text:style-name="T1">float</text:span></text:p>
          </table:table-cell>
          <table:table-cell table:style-name="Table3.B11" office:value-type="string">
            <text:p text:style-name="P76"><text:span text:style-name="T1">Float</text:span></text:p>
          </table:table-cell>
        </table:table-row>
        <table:table-row table:style-name="Table3.1">
          <table:table-cell table:style-name="Table3.A12" office:value-type="string">
            <text:p text:style-name="P76"><text:span text:style-name="T1">char</text:span></text:p>
          </table:table-cell>
          <table:table-cell table:style-name="Table3.B12" office:value-type="string">
            <text:p text:style-name="P76"><text:span text:style-name="T1">Char</text:span></text:p>
          </table:table-cell>
        </table:table-row>
        <table:table-row table:style-name="Table3.1">
          <table:table-cell table:style-name="Table3.A13" office:value-type="string">
            <text:p text:style-name="P76"><text:span text:style-name="T1">void</text:span></text:p>
          </table:table-cell>
          <table:table-cell table:style-name="Table3.B13" office:value-type="string">
            <text:p text:style-name="P76"><text:span text:style-name="T1">Void</text:span></text:p>
          </table:table-cell>
        </table:table-row>
        <table:table-row table:style-name="Table3.1">
          <table:table-cell table:style-name="Table3.A14" office:value-type="string">
            <text:p text:style-name="P76"><text:span text:style-name="T1">string</text:span></text:p>
          </table:table-cell>
          <table:table-cell table:style-name="Table3.B14" office:value-type="string">
            <text:p text:style-name="P76"><text:span text:style-name="T1">String</text:span></text:p>
          </table:table-cell>
        </table:table-row>
        <table:table-row table:style-name="Table3.1">
          <table:table-cell table:style-name="Table3.A15" office:value-type="string">
            <text:p text:style-name="P13"><text:span text:style-name="T1">bool</text:span></text:p>
          </table:table-cell>
          <table:table-cell table:style-name="Table3.B15" office:value-type="string">
            <text:p text:style-name="P13"><text:span text:style-name="T1">Boolean</text:span></text:p>
          </table:table-cell>
        </table:table-row>
        <table:table-row table:style-name="Table3.1">
          <table:table-cell table:style-name="Table3.A16" office:value-type="string">
            <text:p text:style-name="P13"><text:span text:style-name="T1">(</text:span></text:p>
          </table:table-cell>
          <table:table-cell table:style-name="Table3.B16" office:value-type="string">
            <text:p text:style-name="P12"><text:span text:style-name="T1">Parenth1</text:span></text:p>
          </table:table-cell>
        </table:table-row>
        <table:table-row table:style-name="Table3.1">
          <table:table-cell table:style-name="Table3.A17" office:value-type="string">
            <text:p text:style-name="P13"><text:span text:style-name="T1">)</text:span></text:p>
          </table:table-cell>
          <table:table-cell table:style-name="Table3.B17" office:value-type="string">
            <text:p text:style-name="P12"><text:span text:style-name="T1">Parenth2</text:span></text:p>
          </table:table-cell>
        </table:table-row>
        <table:table-row table:style-name="Table3.1">
          <table:table-cell table:style-name="Table3.A18" office:value-type="string">
            <text:p text:style-name="P13"><text:span text:style-name="T1">{</text:span></text:p>
          </table:table-cell>
          <table:table-cell table:style-name="Table3.B18" office:value-type="string">
            <text:p text:style-name="P13"><text:span text:style-name="T1">Braces1</text:span></text:p>
          </table:table-cell>
        </table:table-row>
        <table:table-row table:style-name="Table3.1">
          <table:table-cell table:style-name="Table3.A19" office:value-type="string">
            <text:p text:style-name="P13"><text:span text:style-name="T1">}</text:span></text:p>
          </table:table-cell>
          <table:table-cell table:style-name="Table3.B19" office:value-type="string">
            <text:p text:style-name="P13"><text:span text:style-name="T1">Braces2</text:span></text:p>
          </table:table-cell>
        </table:table-row>
        <table:table-row table:style-name="Table3.1">
          <table:table-cell table:style-name="Table3.A20" office:value-type="string">
            <text:p text:style-name="P13"><text:span text:style-name="T1">[</text:span></text:p>
          </table:table-cell>
          <table:table-cell table:style-name="Table3.B20" office:value-type="string">
            <text:p text:style-name="P13"><text:span text:style-name="T1">Bracket1</text:span></text:p>
          </table:table-cell>
        </table:table-row>
        <text:soft-page-break/>
        <table:table-row table:style-name="Table3.1">
          <table:table-cell table:style-name="Table3.A21" office:value-type="string">
            <text:p text:style-name="P13"><text:span text:style-name="T1">]</text:span></text:p>
          </table:table-cell>
          <table:table-cell table:style-name="Table3.B21" office:value-type="string">
            <text:p text:style-name="P13"><text:span text:style-name="T1">Bracket2</text:span></text:p>
          </table:table-cell>
        </table:table-row>
        <table:table-row table:style-name="Table3.1">
          <table:table-cell table:style-name="Table3.A22" office:value-type="string">
            <text:p text:style-name="P13"><text:span text:style-name="T1">+</text:span></text:p>
          </table:table-cell>
          <table:table-cell table:style-name="Table3.B22" office:value-type="string">
            <text:p text:style-name="P13"><text:span text:style-name="T1">OpAdd</text:span></text:p>
          </table:table-cell>
        </table:table-row>
        <table:table-row table:style-name="Table3.1">
          <table:table-cell table:style-name="Table3.A23" office:value-type="string">
            <text:p text:style-name="P13"><text:span text:style-name="T1">-</text:span></text:p>
          </table:table-cell>
          <table:table-cell table:style-name="Table3.B23" office:value-type="string">
            <text:p text:style-name="P13"><text:span text:style-name="T1">OpMinus</text:span></text:p>
          </table:table-cell>
        </table:table-row>
        <table:table-row table:style-name="Table3.1">
          <table:table-cell table:style-name="Table3.A24" office:value-type="string">
            <text:p text:style-name="P13"><text:span text:style-name="T1">/</text:span></text:p>
          </table:table-cell>
          <table:table-cell table:style-name="Table3.B24" office:value-type="string">
            <text:p text:style-name="P13"><text:span text:style-name="T1">OpDiv</text:span></text:p>
          </table:table-cell>
        </table:table-row>
        <table:table-row table:style-name="Table3.1">
          <table:table-cell table:style-name="Table3.A25" office:value-type="string">
            <text:p text:style-name="P13"><text:span text:style-name="T1">*</text:span></text:p>
          </table:table-cell>
          <table:table-cell table:style-name="Table3.B25" office:value-type="string">
            <text:p text:style-name="P13"><text:span text:style-name="T1">OpMult</text:span></text:p>
          </table:table-cell>
        </table:table-row>
        <table:table-row table:style-name="Table3.1">
          <table:table-cell table:style-name="Table3.A26" office:value-type="string">
            <text:p text:style-name="P13"><text:span text:style-name="T1">%</text:span></text:p>
          </table:table-cell>
          <table:table-cell table:style-name="Table3.B26" office:value-type="string">
            <text:p text:style-name="P13"><text:span text:style-name="T1">OpRem</text:span></text:p>
          </table:table-cell>
        </table:table-row>
        <table:table-row table:style-name="Table3.1">
          <table:table-cell table:style-name="Table3.A27" office:value-type="string">
            <text:p text:style-name="P13"><text:span text:style-name="T1">++</text:span></text:p>
          </table:table-cell>
          <table:table-cell table:style-name="Table3.B27" office:value-type="string">
            <text:p text:style-name="P13"><text:span text:style-name="T1">OpConcat</text:span></text:p>
          </table:table-cell>
        </table:table-row>
        <table:table-row table:style-name="Table3.1">
          <table:table-cell table:style-name="Table3.A28" office:value-type="string">
            <text:p text:style-name="P13"><text:span text:style-name="T1">&gt;</text:span></text:p>
          </table:table-cell>
          <table:table-cell table:style-name="Table3.B28" office:value-type="string">
            <text:p text:style-name="P13"><text:span text:style-name="T1">OpGreater</text:span></text:p>
          </table:table-cell>
        </table:table-row>
        <table:table-row table:style-name="Table3.1">
          <table:table-cell table:style-name="Table3.A29" office:value-type="string">
            <text:p text:style-name="P13"><text:span text:style-name="T1">&lt;</text:span></text:p>
          </table:table-cell>
          <table:table-cell table:style-name="Table3.B29" office:value-type="string">
            <text:p text:style-name="P13"><text:span text:style-name="T1">OpLesser</text:span></text:p>
          </table:table-cell>
        </table:table-row>
        <table:table-row table:style-name="Table3.1">
          <table:table-cell table:style-name="Table3.A30" office:value-type="string">
            <text:p text:style-name="P13"><text:span text:style-name="T1">&gt;=</text:span></text:p>
          </table:table-cell>
          <table:table-cell table:style-name="Table3.B30" office:value-type="string">
            <text:p text:style-name="P13"><text:span text:style-name="T1">OpGEqual</text:span></text:p>
          </table:table-cell>
        </table:table-row>
        <text:soft-page-break/>
        <table:table-row table:style-name="Table3.1">
          <table:table-cell table:style-name="Table3.A31" office:value-type="string">
            <text:p text:style-name="P13"><text:span text:style-name="T1">&lt;=</text:span></text:p>
          </table:table-cell>
          <table:table-cell table:style-name="Table3.B31" office:value-type="string">
            <text:p text:style-name="P13"><text:span text:style-name="T1">OpLEqual</text:span></text:p>
          </table:table-cell>
        </table:table-row>
        <table:table-row table:style-name="Table3.1">
          <table:table-cell table:style-name="Table3.A32" office:value-type="string">
            <text:p text:style-name="P13"><text:span text:style-name="T1">==</text:span></text:p>
          </table:table-cell>
          <table:table-cell table:style-name="Table3.B32" office:value-type="string">
            <text:p text:style-name="P13"><text:span text:style-name="T1">OpEqual</text:span></text:p>
          </table:table-cell>
        </table:table-row>
        <table:table-row table:style-name="Table3.1">
          <table:table-cell table:style-name="Table3.A33" office:value-type="string">
            <text:p text:style-name="P13"><text:span text:style-name="T1">!=</text:span></text:p>
          </table:table-cell>
          <table:table-cell table:style-name="Table3.B33" office:value-type="string">
            <text:p text:style-name="P13"><text:span text:style-name="T1">OpDiff</text:span></text:p>
          </table:table-cell>
        </table:table-row>
        <table:table-row table:style-name="Table3.1">
          <table:table-cell table:style-name="Table3.A34" office:value-type="string">
            <text:p text:style-name="P13"><text:span text:style-name="T1">^</text:span></text:p>
          </table:table-cell>
          <table:table-cell table:style-name="Table3.B34" office:value-type="string">
            <text:p text:style-name="P13"><text:span text:style-name="T1">OpBinXor</text:span></text:p>
          </table:table-cell>
        </table:table-row>
        <table:table-row table:style-name="Table3.1">
          <table:table-cell table:style-name="Table3.A35" office:value-type="string">
            <text:p text:style-name="P13"><text:span text:style-name="T1">!</text:span></text:p>
          </table:table-cell>
          <table:table-cell table:style-name="Table3.B35" office:value-type="string">
            <text:p text:style-name="P13"><text:span text:style-name="T1">OpNot</text:span></text:p>
          </table:table-cell>
        </table:table-row>
        <table:table-row table:style-name="Table3.1">
          <table:table-cell table:style-name="Table3.A36" office:value-type="string">
            <text:p text:style-name="P13"><text:span text:style-name="T1">and</text:span></text:p>
          </table:table-cell>
          <table:table-cell table:style-name="Table3.B36" office:value-type="string">
            <text:p text:style-name="P13"><text:span text:style-name="T1">OpAnd</text:span></text:p>
          </table:table-cell>
        </table:table-row>
        <table:table-row table:style-name="Table3.1">
          <table:table-cell table:style-name="Table3.A37" office:value-type="string">
            <text:p text:style-name="P13"><text:span text:style-name="T1">or</text:span></text:p>
          </table:table-cell>
          <table:table-cell table:style-name="Table3.B37" office:value-type="string">
            <text:p text:style-name="P13"><text:span text:style-name="T1">OpOr</text:span></text:p>
          </table:table-cell>
        </table:table-row>
        <table:table-row table:style-name="Table3.1">
          <table:table-cell table:style-name="Table3.A38" office:value-type="string">
            <text:p text:style-name="P13"><text:span text:style-name="T1">=</text:span></text:p>
          </table:table-cell>
          <table:table-cell table:style-name="Table3.B38" office:value-type="string">
            <text:p text:style-name="P13"><text:span text:style-name="T1">Assign</text:span></text:p>
          </table:table-cell>
        </table:table-row>
        <table:table-row table:style-name="Table3.1">
          <table:table-cell table:style-name="Table3.A39" office:value-type="string">
            <text:p text:style-name="P13"><text:span text:style-name="T1">,</text:span></text:p>
          </table:table-cell>
          <table:table-cell table:style-name="Table3.B39" office:value-type="string">
            <text:p text:style-name="P13"><text:span text:style-name="T1">Comma</text:span></text:p>
          </table:table-cell>
        </table:table-row>
        <table:table-row table:style-name="Table3.1">
          <table:table-cell table:style-name="Table3.A40" office:value-type="string">
            <text:p text:style-name="P13"><text:span text:style-name="T1">;</text:span></text:p>
          </table:table-cell>
          <table:table-cell table:style-name="Table3.B40" office:value-type="string">
            <text:p text:style-name="P13"><text:span text:style-name="T1">Terminator</text:span></text:p>
          </table:table-cell>
        </table:table-row>
      </table:table>
      <text:p text:style-name="P80"/>
      <text:list xml:id="list125927975004792" text:continue-numbering="true" text:style-name="WWNum16">
        <text:list-item>
          <text:p text:style-name="P89"><text:bookmark text:name="_afhkabhqkemd"/>Tabela de expressões regulares</text:p>
        </text:list-item>
      </text:list>
      <text:p text:style-name="Standard"><text:span text:style-name="T1">Expressões regulares auxiliares</text:span></text:p>
      <text:list xml:id="list3821139378" text:style-name="WWNum6">
        <text:list-item>
          <text:p text:style-name="P79"><text:span text:style-name="T1">dig = ‘[1-9]’</text:span></text:p>
        </text:list-item>
        <text:list-item>
          <text:p text:style-name="P79"><text:span text:style-name="T1">Dig = ‘[0-9]’</text:span></text:p>
        </text:list-item>
      </text:list>
      <text:p text:style-name="P9"/>
      <text:p text:style-name="P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6"><text:span text:style-name="T2">Não Terminal</text:span></text:p>
          </table:table-cell>
          <table:table-cell table:style-name="Table4.A1" office:value-type="string">
            <text:p text:style-name="P76"><text:span text:style-name="T2">Categoria</text:span></text:p>
          </table:table-cell>
        </table:table-row>
        <table:table-row table:style-name="Table4.1">
          <table:table-cell table:style-name="Table4.A2" office:value-type="string">
            <text:p text:style-name="P76"><text:span text:style-name="T1">[_a-zA-Z][_a-zA-Z0-9]*</text:span></text:p>
          </table:table-cell>
          <table:table-cell table:style-name="Table4.B2" office:value-type="string">
            <text:p text:style-name="P76"><text:span text:style-name="T1">Id</text:span></text:p>
          </table:table-cell>
        </table:table-row>
        <table:table-row table:style-name="Table4.1">
          <table:table-cell table:style-name="Table4.A3" office:value-type="string">
            <text:p text:style-name="P76"><text:span text:style-name="T1">{Dig}{Dig}*</text:span></text:p>
          </table:table-cell>
          <table:table-cell table:style-name="Table4.B3" office:value-type="string">
            <text:p text:style-name="P76"><text:span text:style-name="T1">CteInt</text:span></text:p>
          </table:table-cell>
        </table:table-row>
        <table:table-row table:style-name="Table4.1">
          <table:table-cell table:style-name="Table4.A4" office:value-type="string">
            <text:p text:style-name="P76"><text:span text:style-name="T1">({Dig})({Dig}*)\.({Dig}*)</text:span></text:p>
          </table:table-cell>
          <table:table-cell table:style-name="Table4.B4" office:value-type="string">
            <text:p text:style-name="P76"><text:span text:style-name="T1">CteFloat</text:span></text:p>
          </table:table-cell>
        </table:table-row>
        <table:table-row table:style-name="Table4.1">
          <table:table-cell table:style-name="Table4.A5" office:value-type="string">
            <text:p text:style-name="P77"/>
            <text:p text:style-name="P76"><text:span text:style-name="T1">\’[^\’]\’</text:span></text:p>
            <text:p text:style-name="P76"><text:span text:style-name="T1">\”([^\”]*)\”</text:span></text:p>
            <text:p text:style-name="P77"/>
          </table:table-cell>
          <table:table-cell table:style-name="Table4.B5" office:value-type="string">
            <text:p text:style-name="P76"><text:span text:style-name="T1">CteChar</text:span></text:p>
          </table:table-cell>
        </table:table-row>
        <table:table-row table:style-name="Table4.1">
          <table:table-cell table:style-name="Table4.A6" office:value-type="string">
            <text:p text:style-name="P77"/>
            <text:p text:style-name="P76"><text:span text:style-name="T1">\’[^\’]\’</text:span></text:p>
            <text:p text:style-name="P76"><text:span text:style-name="T1">\”([^\”]*)\”</text:span></text:p>
            <text:p text:style-name="P77"/>
          </table:table-cell>
          <table:table-cell table:style-name="Table4.B6" office:value-type="string">
            <text:p text:style-name="P76"><text:span text:style-name="T1">CteString</text:span></text:p>
          </table:table-cell>
        </table:table-row>
        <table:table-row table:style-name="Table4.1">
          <table:table-cell table:style-name="Table4.A7" office:value-type="string">
            <text:p text:style-name="P76"><text:span text:style-name="T1">(true)|(false)</text:span></text:p>
          </table:table-cell>
          <table:table-cell table:style-name="Table4.B7" office:value-type="string">
            <text:p text:style-name="P76"><text:span text:style-name="T1">CteBool</text:span></text:p>
          </table:table-cell>
        </table:table-row>
      </table:table>
      <text:p text:style-name="P9"/>
      <text:p text:style-name="P9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fo:font-size="12pt"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2pt"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font-size="12pt" style:text-underline-style="none" fo:font-weight="bold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fo:font-size="12pt"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fo:font-size="12pt"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fo:color="#0000ee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 text:start-value="7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5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5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5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5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6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6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6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63" style:num-suffix="." style:num-format="1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prefix="8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prefix="6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prefix="10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 text:start-value="1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 text:start-value="10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style:num-suffix="." style:num-format="1" text:start-value="9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style:num-prefix="9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style:num-prefix="9.2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0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33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style:num-prefix="13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style:num-prefix="13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style:num-prefix="13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9" style:num-prefix="13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style:num-prefix="13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style:num-prefix="13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42" style:num-prefix="13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style:num-prefix="13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style:num-prefix="13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style:num-suffix="." style:num-format="1" text:start-value="1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4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5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style:num-prefix="7. 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16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6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style:num-suffix="." style:num-format="1" text:start-value="1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7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7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175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7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7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178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7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8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9</text:page-number></text:p>
      </style:footer>
    </style:master-page>
    <style:master-page style:name="Converted1" style:page-layout-name="Mpm2"/>
    <style:master-page style:name="Converted2" style:page-layout-name="Mpm1">
      <style:footer>
        <text:p text:style-name="MP1"><text:page-number text:select-page="current">3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0" meta:object-count="0" meta:page-count="30" meta:paragraph-count="421" meta:word-count="2791" meta:character-count="16544" meta:non-whitespace-character-count="14117"/>
    <meta:generator>LibreOfficeDev/6.0.5.2$Linux_X86_64 LibreOffice_project/</meta:generator>
  </office:meta>
</office:document-meta>
</file>